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я1" style:family="table">
      <style:table-properties style:width="7.1313in" fo:margin-left="0in" table:align="left"/>
    </style:style>
    <style:style style:name="Таблиця1.A" style:family="table-column">
      <style:table-column-properties style:column-width="0.8736in"/>
    </style:style>
    <style:style style:name="Таблиця1.B" style:family="table-column">
      <style:table-column-properties style:column-width="2.1951in"/>
    </style:style>
    <style:style style:name="Таблиця1.C" style:family="table-column">
      <style:table-column-properties style:column-width="2.1875in"/>
    </style:style>
    <style:style style:name="Таблиця1.D" style:family="table-column">
      <style:table-column-properties style:column-width="1.875in"/>
    </style:style>
    <style:style style:name="Таблиця1.A1" style:family="table-cell">
      <style:table-cell-properties fo:padding="0in" fo:border="none" style:writing-mode="page"/>
    </style:style>
    <style:style style:name="Таблиця2" style:family="table">
      <style:table-properties style:width="7.1313in" fo:margin-left="0in" table:align="left"/>
    </style:style>
    <style:style style:name="Таблиця2.A" style:family="table-column">
      <style:table-column-properties style:column-width="0.8736in"/>
    </style:style>
    <style:style style:name="Таблиця2.B" style:family="table-column">
      <style:table-column-properties style:column-width="2.1875in"/>
    </style:style>
    <style:style style:name="Таблиця2.C" style:family="table-column">
      <style:table-column-properties style:column-width="2.1313in"/>
    </style:style>
    <style:style style:name="Таблиця2.D" style:family="table-column">
      <style:table-column-properties style:column-width="1.9389in"/>
    </style:style>
    <style:style style:name="Таблиця2.A1" style:family="table-cell">
      <style:table-cell-properties fo:padding="0.0382in" fo:border-left="0.5pt solid #000000" fo:border-right="none" fo:border-top="0.5pt solid #000000" fo:border-bottom="0.5pt solid #000000"/>
    </style:style>
    <style:style style:name="Таблиця2.D1" style:family="table-cell">
      <style:table-cell-properties fo:padding="0.0382in" fo:border="0.5pt solid #000000"/>
    </style:style>
    <style:style style:name="Таблиця2.A2" style:family="table-cell">
      <style:table-cell-properties fo:padding="0.0382in" fo:border-left="0.5pt solid #000000" fo:border-right="none" fo:border-top="none" fo:border-bottom="0.5pt solid #000000"/>
    </style:style>
    <style:style style:name="Таблиця2.D2" style:family="table-cell">
      <style:table-cell-properties fo:padding="0.0382in" fo:border-left="0.5pt solid #000000" fo:border-right="0.5pt solid #000000" fo:border-top="none" fo:border-bottom="0.5pt solid #000000"/>
    </style:style>
    <style:style style:name="Таблиця3" style:family="table">
      <style:table-properties style:width="7.1313in" fo:margin-left="0in" table:align="left"/>
    </style:style>
    <style:style style:name="Таблиця3.A" style:family="table-column">
      <style:table-column-properties style:column-width="0.8736in"/>
    </style:style>
    <style:style style:name="Таблиця3.B" style:family="table-column">
      <style:table-column-properties style:column-width="3.0049in"/>
    </style:style>
    <style:style style:name="Таблиця3.C" style:family="table-column">
      <style:table-column-properties style:column-width="3.2528in"/>
    </style:style>
    <style:style style:name="Таблиця3.A1" style:family="table-cell">
      <style:table-cell-properties fo:padding="0.0382in" fo:border-left="0.5pt solid #000000" fo:border-right="none" fo:border-top="0.5pt solid #000000" fo:border-bottom="0.5pt solid #000000"/>
    </style:style>
    <style:style style:name="Таблиця3.C1" style:family="table-cell">
      <style:table-cell-properties fo:padding="0.0382in" fo:border="0.5pt solid #000000"/>
    </style:style>
    <style:style style:name="Таблиця3.A2" style:family="table-cell">
      <style:table-cell-properties fo:padding="0.0382in" fo:border-left="0.5pt solid #000000" fo:border-right="none" fo:border-top="none" fo:border-bottom="0.5pt solid #000000"/>
    </style:style>
    <style:style style:name="Таблиця3.C2" style:family="table-cell">
      <style:table-cell-properties fo:padding="0.0382in" fo:border-left="0.5pt solid #000000" fo:border-right="0.5pt solid #000000" fo:border-top="none" fo:border-bottom="0.5pt solid #000000"/>
    </style:style>
    <style:style style:name="Таблиця4" style:family="table">
      <style:table-properties style:width="7.1236in" table:align="margins"/>
    </style:style>
    <style:style style:name="Таблиця4.A" style:family="table-column">
      <style:table-column-properties style:column-width="0.8736in" style:rel-column-width="8036*"/>
    </style:style>
    <style:style style:name="Таблиця4.B" style:family="table-column">
      <style:table-column-properties style:column-width="6.25in" style:rel-column-width="57499*"/>
    </style:style>
    <style:style style:name="Таблиця4.A1" style:family="table-cell">
      <style:table-cell-properties fo:padding="0.0382in" fo:border-left="0.5pt solid #000000" fo:border-right="none" fo:border-top="0.5pt solid #000000" fo:border-bottom="0.5pt solid #000000"/>
    </style:style>
    <style:style style:name="Таблиця4.B1" style:family="table-cell">
      <style:table-cell-properties fo:padding="0.0382in" fo:border="0.5pt solid #000000"/>
    </style:style>
    <style:style style:name="Таблиця5" style:family="table">
      <style:table-properties style:width="7.1236in" table:align="margins"/>
    </style:style>
    <style:style style:name="Таблиця5.A" style:family="table-column">
      <style:table-column-properties style:column-width="2.1236in" style:rel-column-width="19536*"/>
    </style:style>
    <style:style style:name="Таблиця5.B" style:family="table-column">
      <style:table-column-properties style:column-width="2.1229in" style:rel-column-width="19530*"/>
    </style:style>
    <style:style style:name="Таблиця5.C" style:family="table-column">
      <style:table-column-properties style:column-width="2.8771in" style:rel-column-width="26469*"/>
    </style:style>
    <style:style style:name="Таблиця5.A1" style:family="table-cell">
      <style:table-cell-properties fo:padding="0.0382in" fo:border-left="0.5pt solid #000000" fo:border-right="none" fo:border-top="0.5pt solid #000000" fo:border-bottom="0.5pt solid #000000"/>
    </style:style>
    <style:style style:name="Таблиця5.C1" style:family="table-cell">
      <style:table-cell-properties fo:padding="0.0382in" fo:border="0.5pt solid #000000"/>
    </style:style>
    <style:style style:name="Таблиця5.A2" style:family="table-cell">
      <style:table-cell-properties fo:padding="0.0382in" fo:border-left="0.5pt solid #000000" fo:border-right="none" fo:border-top="none" fo:border-bottom="0.5pt solid #000000"/>
    </style:style>
    <style:style style:name="Таблиця5.C2" style:family="table-cell">
      <style:table-cell-properties fo:padding="0.0382in" fo:border-left="0.5pt solid #000000" fo:border-right="0.5pt solid #000000" fo:border-top="none" fo:border-bottom="0.5pt solid #000000"/>
    </style:style>
    <style:style style:name="Таблиця6" style:family="table">
      <style:table-properties style:width="7.1236in" table:align="left"/>
    </style:style>
    <style:style style:name="Таблиця6.A" style:family="table-column">
      <style:table-column-properties style:column-width="1.434in"/>
    </style:style>
    <style:style style:name="Таблиця6.B" style:family="table-column">
      <style:table-column-properties style:column-width="3.9424in"/>
    </style:style>
    <style:style style:name="Таблиця6.C" style:family="table-column">
      <style:table-column-properties style:column-width="1.7472in"/>
    </style:style>
    <style:style style:name="Таблиця6.A1" style:family="table-cell">
      <style:table-cell-properties fo:padding="0.0382in" fo:border-left="0.5pt solid #000000" fo:border-right="none" fo:border-top="0.5pt solid #000000" fo:border-bottom="0.5pt solid #000000"/>
    </style:style>
    <style:style style:name="Таблиця6.C1" style:family="table-cell">
      <style:table-cell-properties fo:padding="0.0382in" fo:border="0.5pt solid #000000"/>
    </style:style>
    <style:style style:name="Таблиця6.A2" style:family="table-cell">
      <style:table-cell-properties fo:padding="0.0382in" fo:border-left="0.5pt solid #000000" fo:border-right="none" fo:border-top="none" fo:border-bottom="0.5pt solid #000000"/>
    </style:style>
    <style:style style:name="Таблиця6.C2" style:family="table-cell">
      <style:table-cell-properties fo:padding="0.0382in" fo:border-left="0.5pt solid #000000" fo:border-right="0.5pt solid #000000" fo:border-top="none" fo:border-bottom="0.5pt solid #000000"/>
    </style:style>
    <style:style style:name="Таблиця7" style:family="table">
      <style:table-properties style:width="7.1236in" table:align="margins"/>
    </style:style>
    <style:style style:name="Таблиця7.A" style:family="table-column">
      <style:table-column-properties style:column-width="0.8736in" style:rel-column-width="8036*"/>
    </style:style>
    <style:style style:name="Таблиця7.B" style:family="table-column">
      <style:table-column-properties style:column-width="4.1903in" style:rel-column-width="38549*"/>
    </style:style>
    <style:style style:name="Таблиця7.C" style:family="table-column">
      <style:table-column-properties style:column-width="2.0597in" style:rel-column-width="18950*"/>
    </style:style>
    <style:style style:name="Таблиця7.A1" style:family="table-cell">
      <style:table-cell-properties fo:padding="0.0382in" fo:border-left="0.5pt solid #000000" fo:border-right="none" fo:border-top="0.5pt solid #000000" fo:border-bottom="0.5pt solid #000000"/>
    </style:style>
    <style:style style:name="Таблиця7.C1" style:family="table-cell">
      <style:table-cell-properties fo:padding="0.0382in" fo:border="0.5pt solid #000000"/>
    </style:style>
    <style:style style:name="Таблиця7.A2" style:family="table-cell">
      <style:table-cell-properties fo:padding="0.0382in" fo:border-left="0.5pt solid #000000" fo:border-right="none" fo:border-top="none" fo:border-bottom="0.5pt solid #000000"/>
    </style:style>
    <style:style style:name="Таблиця7.C2" style:family="table-cell">
      <style:table-cell-properties fo:padding="0.0382in" fo:border-left="0.5pt solid #000000" fo:border-right="0.5pt solid #000000" fo:border-top="none" fo:border-bottom="0.5pt solid #000000"/>
    </style:style>
    <style:style style:name="P1" style:family="paragraph" style:parent-style-name="Table_20_Contents">
      <loext:graphic-properties draw:fill-gradient-name="gradient" draw:fill-hatch-name="hatch"/>
      <style:paragraph-properties fo:hyphenation-ladder-count="no-limit"/>
      <style:text-properties officeooo:paragraph-rsid="004a908e" fo:background-color="transparent" fo:hyphenate="true" fo:hyphenation-remain-char-count="2" fo:hyphenation-push-char-count="2" loext:hyphenation-no-caps="true"/>
    </style:style>
    <style:style style:name="P2" style:family="paragraph" style:parent-style-name="Table_20_Contents">
      <loext:graphic-properties draw:fill-gradient-name="gradient" draw:fill-hatch-name="hatch"/>
      <style:paragraph-properties fo:hyphenation-ladder-count="no-limit"/>
      <style:text-properties fo:background-color="transparent" fo:hyphenate="true" fo:hyphenation-remain-char-count="2" fo:hyphenation-push-char-count="2" loext:hyphenation-no-caps="true"/>
    </style:style>
    <style:style style:name="P3" style:family="paragraph" style:parent-style-name="Text_20_body">
      <loext:graphic-properties draw:fill-gradient-name="gradient" draw:fill-hatch-name="hatch"/>
      <style:paragraph-properties fo:hyphenation-ladder-count="no-limit"/>
      <style:text-properties fo:background-color="transparent" fo:hyphenate="true" fo:hyphenation-remain-char-count="2" fo:hyphenation-push-char-count="2" loext:hyphenation-no-caps="true"/>
    </style:style>
    <style:style style:name="P4" style:family="paragraph" style:parent-style-name="Table_20_Contents">
      <loext:graphic-properties draw:fill-gradient-name="gradient" draw:fill-hatch-name="hatch"/>
      <style:paragraph-properties fo:text-align="center" style:justify-single-word="false" fo:hyphenation-ladder-count="no-limit"/>
      <style:text-properties officeooo:rsid="0025c90c" officeooo:paragraph-rsid="0025c90c" fo:background-color="transparent" fo:hyphenate="true" fo:hyphenation-remain-char-count="2" fo:hyphenation-push-char-count="2" loext:hyphenation-no-caps="true"/>
    </style:style>
    <style:style style:name="P5"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25c90c" officeooo:paragraph-rsid="0025c90c" fo:background-color="transparent" fo:hyphenate="true" fo:hyphenation-remain-char-count="2" fo:hyphenation-push-char-count="2" loext:hyphenation-no-caps="true"/>
    </style:style>
    <style:style style:name="P6" style:family="paragraph" style:parent-style-name="Table_20_Contents">
      <loext:graphic-properties draw:fill-gradient-name="gradient" draw:fill-hatch-name="hatch"/>
      <style:paragraph-properties fo:text-align="center" style:justify-single-word="false" fo:hyphenation-ladder-count="no-limit"/>
      <style:text-properties officeooo:rsid="0026d333" officeooo:paragraph-rsid="0026d333" fo:background-color="transparent" fo:hyphenate="true" fo:hyphenation-remain-char-count="2" fo:hyphenation-push-char-count="2" loext:hyphenation-no-caps="true"/>
    </style:style>
    <style:style style:name="P7"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26d333" officeooo:paragraph-rsid="0026d333" fo:background-color="transparent" fo:hyphenate="true" fo:hyphenation-remain-char-count="2" fo:hyphenation-push-char-count="2" loext:hyphenation-no-caps="true"/>
    </style:style>
    <style:style style:name="P8"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paragraph-rsid="0026d333" fo:background-color="transparent" fo:hyphenate="true" fo:hyphenation-remain-char-count="2" fo:hyphenation-push-char-count="2" loext:hyphenation-no-caps="true"/>
    </style:style>
    <style:style style:name="P9"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paragraph-rsid="004a908e" fo:background-color="transparent" fo:hyphenate="true" fo:hyphenation-remain-char-count="2" fo:hyphenation-push-char-count="2" loext:hyphenation-no-caps="true"/>
    </style:style>
    <style:style style:name="P10" style:family="paragraph" style:parent-style-name="Table_20_Contents">
      <loext:graphic-properties draw:fill-gradient-name="gradient" draw:fill-hatch-name="hatch"/>
      <style:paragraph-properties fo:text-align="center" style:justify-single-word="false" fo:hyphenation-ladder-count="no-limit"/>
      <style:text-properties officeooo:rsid="0027a127" officeooo:paragraph-rsid="0027a127" fo:background-color="transparent" fo:hyphenate="true" fo:hyphenation-remain-char-count="2" fo:hyphenation-push-char-count="2" loext:hyphenation-no-caps="true"/>
    </style:style>
    <style:style style:name="P11" style:family="paragraph" style:parent-style-name="Table_20_Contents">
      <loext:graphic-properties draw:fill-gradient-name="gradient" draw:fill-hatch-name="hatch"/>
      <style:paragraph-properties fo:hyphenation-ladder-count="no-limit"/>
      <style:text-properties officeooo:rsid="0027a127" officeooo:paragraph-rsid="0027a127" fo:background-color="transparent" fo:hyphenate="true" fo:hyphenation-remain-char-count="2" fo:hyphenation-push-char-count="2" loext:hyphenation-no-caps="true"/>
    </style:style>
    <style:style style:name="P12"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rsid="002aaac1" officeooo:paragraph-rsid="002aaac1" fo:background-color="transparent" fo:hyphenate="true" fo:hyphenation-remain-char-count="2" fo:hyphenation-push-char-count="2" loext:hyphenation-no-caps="true"/>
    </style:style>
    <style:style style:name="P13" style:family="paragraph" style:parent-style-name="Table_20_Contents">
      <loext:graphic-properties draw:fill-gradient-name="gradient" draw:fill-hatch-name="hatch"/>
      <style:paragraph-properties fo:text-align="center" style:justify-single-word="false" fo:hyphenation-ladder-count="no-limit"/>
      <style:text-properties officeooo:rsid="002aaac1" officeooo:paragraph-rsid="002aaac1" fo:background-color="transparent" fo:hyphenate="true" fo:hyphenation-remain-char-count="2" fo:hyphenation-push-char-count="2" loext:hyphenation-no-caps="true"/>
    </style:style>
    <style:style style:name="P14" style:family="paragraph" style:parent-style-name="Table_20_Contents">
      <loext:graphic-properties draw:fill-gradient-name="gradient" draw:fill-hatch-name="hatch"/>
      <style:paragraph-properties fo:text-align="justify" style:justify-single-word="false" fo:hyphenation-ladder-count="no-limit"/>
      <style:text-properties officeooo:rsid="002c0d5d" officeooo:paragraph-rsid="002c0d5d" fo:background-color="transparent" fo:hyphenate="true" fo:hyphenation-remain-char-count="2" fo:hyphenation-push-char-count="2" loext:hyphenation-no-caps="true"/>
    </style:style>
    <style:style style:name="P15" style:family="paragraph" style:parent-style-name="Table_20_Contents">
      <loext:graphic-properties draw:fill-gradient-name="gradient" draw:fill-hatch-name="hatch"/>
      <style:paragraph-properties fo:text-align="center" style:justify-single-word="false" fo:hyphenation-ladder-count="no-limit"/>
      <style:text-properties officeooo:rsid="002cf2b4" officeooo:paragraph-rsid="002cf2b4" fo:background-color="transparent" fo:hyphenate="true" fo:hyphenation-remain-char-count="2" fo:hyphenation-push-char-count="2" loext:hyphenation-no-caps="true"/>
    </style:style>
    <style:style style:name="P16"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2cf2b4" officeooo:paragraph-rsid="002cf2b4" fo:background-color="transparent" fo:hyphenate="true" fo:hyphenation-remain-char-count="2" fo:hyphenation-push-char-count="2" loext:hyphenation-no-caps="true"/>
    </style:style>
    <style:style style:name="P17" style:family="paragraph" style:parent-style-name="Table_20_Contents">
      <loext:graphic-properties draw:fill-gradient-name="gradient" draw:fill-hatch-name="hatch"/>
      <style:paragraph-properties fo:text-align="justify" style:justify-single-word="false" fo:hyphenation-ladder-count="no-limit"/>
      <style:text-properties officeooo:rsid="002e3704" officeooo:paragraph-rsid="002e3704" fo:background-color="transparent" fo:hyphenate="true" fo:hyphenation-remain-char-count="2" fo:hyphenation-push-char-count="2" loext:hyphenation-no-caps="true"/>
    </style:style>
    <style:style style:name="P18"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2f8982" officeooo:paragraph-rsid="002f8982" fo:background-color="transparent" fo:hyphenate="true" fo:hyphenation-remain-char-count="2" fo:hyphenation-push-char-count="2" loext:hyphenation-no-caps="true"/>
    </style:style>
    <style:style style:name="P19" style:family="paragraph" style:parent-style-name="Table_20_Contents">
      <loext:graphic-properties draw:fill-gradient-name="gradient" draw:fill-hatch-name="hatch"/>
      <style:paragraph-properties fo:text-align="center" style:justify-single-word="false" fo:hyphenation-ladder-count="no-limit"/>
      <style:text-properties officeooo:rsid="00391166" officeooo:paragraph-rsid="00391166" fo:background-color="transparent" fo:hyphenate="true" fo:hyphenation-remain-char-count="2" fo:hyphenation-push-char-count="2" loext:hyphenation-no-caps="true"/>
    </style:style>
    <style:style style:name="P20"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391166" officeooo:paragraph-rsid="00391166" fo:background-color="transparent" fo:hyphenate="true" fo:hyphenation-remain-char-count="2" fo:hyphenation-push-char-count="2" loext:hyphenation-no-caps="true"/>
    </style:style>
    <style:style style:name="P21" style:family="paragraph" style:parent-style-name="Text_20_body">
      <loext:graphic-properties draw:fill-gradient-name="gradient" draw:fill-hatch-name="hatch"/>
      <style:paragraph-properties fo:hyphenation-ladder-count="no-limit"/>
      <style:text-properties officeooo:rsid="00391166" officeooo:paragraph-rsid="00391166" fo:background-color="transparent" fo:hyphenate="true" fo:hyphenation-remain-char-count="2" fo:hyphenation-push-char-count="2" loext:hyphenation-no-caps="true"/>
    </style:style>
    <style:style style:name="P22" style:family="paragraph" style:parent-style-name="Table_20_Contents">
      <loext:graphic-properties draw:fill-gradient-name="gradient" draw:fill-hatch-name="hatch"/>
      <style:paragraph-properties fo:text-align="center" style:justify-single-word="false" fo:hyphenation-ladder-count="no-limit"/>
      <style:text-properties officeooo:rsid="0036396c" officeooo:paragraph-rsid="0036396c" fo:background-color="transparent" fo:hyphenate="true" fo:hyphenation-remain-char-count="2" fo:hyphenation-push-char-count="2" loext:hyphenation-no-caps="true"/>
    </style:style>
    <style:style style:name="P23" style:family="paragraph" style:parent-style-name="Table_20_Contents">
      <loext:graphic-properties draw:fill="none" draw:fill-gradient-name="gradient" draw:fill-hatch-name="hatch"/>
      <style:paragraph-properties fo:margin-left="0.1866in" fo:margin-right="0.1866in" fo:text-align="justify" style:justify-single-word="false" fo:orphans="0" fo:widows="0" fo:hyphenation-ladder-count="no-limit" fo:text-indent="0in" style:auto-text-indent="false" fo:background-color="transparent" text:number-lines="false" text:line-number="0"/>
      <style:text-properties officeooo:rsid="0036396c" officeooo:paragraph-rsid="0036396c" fo:background-color="transparent" fo:hyphenate="true" fo:hyphenation-remain-char-count="2" fo:hyphenation-push-char-count="2" loext:hyphenation-no-caps="true"/>
    </style:style>
    <style:style style:name="P24"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rsid="003ca632" officeooo:paragraph-rsid="003ca632" fo:background-color="transparent" fo:hyphenate="true" fo:hyphenation-remain-char-count="2" fo:hyphenation-push-char-count="2" loext:hyphenation-no-caps="true"/>
    </style:style>
    <style:style style:name="P25"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rsid="003ca632" officeooo:paragraph-rsid="004a908e" fo:background-color="transparent" fo:hyphenate="true" fo:hyphenation-remain-char-count="2" fo:hyphenation-push-char-count="2" loext:hyphenation-no-caps="true"/>
    </style:style>
    <style:style style:name="P26"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ab-stops/>
      </style:paragraph-properties>
      <style:text-properties officeooo:rsid="003ca632" officeooo:paragraph-rsid="003ca632" fo:background-color="transparent" fo:hyphenate="true" fo:hyphenation-remain-char-count="2" fo:hyphenation-push-char-count="2" loext:hyphenation-no-caps="true"/>
    </style:style>
    <style:style style:name="P27" style:family="paragraph" style:parent-style-name="Table_20_Contents">
      <loext:graphic-properties draw:fill-gradient-name="gradient" draw:fill-hatch-name="hatch"/>
      <style:paragraph-properties fo:hyphenation-ladder-count="no-limit"/>
      <style:text-properties officeooo:rsid="003ca632" officeooo:paragraph-rsid="003ca632" fo:background-color="transparent" fo:hyphenate="true" fo:hyphenation-remain-char-count="2" fo:hyphenation-push-char-count="2" loext:hyphenation-no-caps="true"/>
    </style:style>
    <style:style style:name="P28" style:family="paragraph" style:parent-style-name="Text_20_body">
      <loext:graphic-properties draw:fill-gradient-name="gradient" draw:fill-hatch-name="hatch"/>
      <style:paragraph-properties fo:hyphenation-ladder-count="no-limit"/>
      <style:text-properties officeooo:rsid="003ca632" officeooo:paragraph-rsid="003ca632" fo:background-color="transparent" fo:hyphenate="true" fo:hyphenation-remain-char-count="2" fo:hyphenation-push-char-count="2" loext:hyphenation-no-caps="true"/>
    </style:style>
    <style:style style:name="P29" style:family="paragraph" style:parent-style-name="Text_20_body">
      <loext:graphic-properties draw:fill-gradient-name="gradient" draw:fill-hatch-name="hatch"/>
      <style:paragraph-properties fo:hyphenation-ladder-count="no-limit"/>
      <style:text-properties officeooo:rsid="003ca632" officeooo:paragraph-rsid="004a908e" fo:background-color="transparent" fo:hyphenate="true" fo:hyphenation-remain-char-count="2" fo:hyphenation-push-char-count="2" loext:hyphenation-no-caps="true"/>
    </style:style>
    <style:style style:name="P30" style:family="paragraph" style:parent-style-name="Table_20_Contents">
      <loext:graphic-properties draw:fill-gradient-name="gradient" draw:fill-hatch-name="hatch"/>
      <style:paragraph-properties fo:hyphenation-ladder-count="no-limit"/>
      <style:text-properties officeooo:rsid="003f0922" officeooo:paragraph-rsid="003f0922" fo:background-color="transparent" fo:hyphenate="true" fo:hyphenation-remain-char-count="2" fo:hyphenation-push-char-count="2" loext:hyphenation-no-caps="true"/>
    </style:style>
    <style:style style:name="P31" style:family="paragraph" style:parent-style-name="Table_20_Contents">
      <loext:graphic-properties draw:fill-gradient-name="gradient" draw:fill-hatch-name="hatch"/>
      <style:paragraph-properties fo:hyphenation-ladder-count="no-limit"/>
      <style:text-properties officeooo:rsid="0046482f" officeooo:paragraph-rsid="0046482f" fo:background-color="transparent" fo:hyphenate="true" fo:hyphenation-remain-char-count="2" fo:hyphenation-push-char-count="2" loext:hyphenation-no-caps="true"/>
    </style:style>
    <style:style style:name="P32" style:family="paragraph" style:parent-style-name="Table_20_Contents">
      <loext:graphic-properties draw:fill-gradient-name="gradient" draw:fill-hatch-name="hatch"/>
      <style:paragraph-properties fo:hyphenation-ladder-count="no-limit"/>
      <style:text-properties officeooo:rsid="004b852d" officeooo:paragraph-rsid="004b852d" fo:background-color="transparent" fo:hyphenate="true" fo:hyphenation-remain-char-count="2" fo:hyphenation-push-char-count="2" loext:hyphenation-no-caps="true"/>
    </style:style>
    <style:style style:name="P33" style:family="paragraph" style:parent-style-name="Table_20_Contents">
      <loext:graphic-properties draw:fill="none"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officeooo:rsid="004d4e1f" officeooo:paragraph-rsid="004d4e1f" fo:background-color="transparent" fo:hyphenate="true" fo:hyphenation-remain-char-count="2" fo:hyphenation-push-char-count="2" loext:hyphenation-no-caps="true"/>
    </style:style>
    <style:style style:name="P34" style:family="paragraph" style:parent-style-name="Table_20_Contents">
      <loext:graphic-properties draw:fill-gradient-name="gradient" draw:fill-hatch-name="hatch"/>
      <style:paragraph-properties fo:hyphenation-ladder-count="no-limit"/>
      <style:text-properties officeooo:rsid="004d4e1f" officeooo:paragraph-rsid="004d4e1f" fo:background-color="transparent" fo:hyphenate="true" fo:hyphenation-remain-char-count="2" fo:hyphenation-push-char-count="2" loext:hyphenation-no-caps="true"/>
    </style:style>
    <style:style style:name="P35" style:family="paragraph" style:parent-style-name="Text_20_body">
      <loext:graphic-properties draw:fill-gradient-name="gradient" draw:fill-hatch-name="hatch"/>
      <style:paragraph-properties fo:hyphenation-ladder-count="no-limit"/>
      <style:text-properties officeooo:rsid="004d4e1f" officeooo:paragraph-rsid="004d4e1f" fo:background-color="transparent" fo:hyphenate="true" fo:hyphenation-remain-char-count="2" fo:hyphenation-push-char-count="2" loext:hyphenation-no-caps="true"/>
    </style:style>
    <style:style style:name="P36" style:family="paragraph" style:parent-style-name="Text_20_body">
      <loext:graphic-properties draw:fill-gradient-name="gradient" draw:fill-hatch-name="hatch"/>
      <style:paragraph-properties fo:hyphenation-ladder-count="no-limit"/>
      <style:text-properties officeooo:rsid="0052bb11" officeooo:paragraph-rsid="0052bb11" fo:background-color="transparent" fo:hyphenate="true" fo:hyphenation-remain-char-count="2" fo:hyphenation-push-char-count="2" loext:hyphenation-no-caps="true"/>
    </style:style>
    <style:style style:name="P37" style:family="paragraph" style:parent-style-name="Text_20_body">
      <loext:graphic-properties draw:fill-gradient-name="gradient" draw:fill-hatch-name="hatch"/>
      <style:paragraph-properties fo:hyphenation-ladder-count="no-limit"/>
      <style:text-properties officeooo:rsid="0065aebf" officeooo:paragraph-rsid="0065aebf" fo:background-color="transparent" fo:hyphenate="true" fo:hyphenation-remain-char-count="2" fo:hyphenation-push-char-count="2" loext:hyphenation-no-caps="true"/>
    </style:style>
    <style:style style:name="P38" style:family="paragraph" style:parent-style-name="Text_20_body">
      <loext:graphic-properties draw:fill-gradient-name="gradient" draw:fill-hatch-name="hatch"/>
      <style:paragraph-properties fo:margin-left="0in" fo:margin-right="0in" fo:hyphenation-ladder-count="no-limit" fo:text-indent="0in" style:auto-text-indent="false"/>
      <style:text-properties officeooo:rsid="006732b8" officeooo:paragraph-rsid="006732b8" fo:background-color="transparent" fo:hyphenate="true" fo:hyphenation-remain-char-count="2" fo:hyphenation-push-char-count="2" loext:hyphenation-no-caps="true"/>
    </style:style>
    <style:style style:name="P39" style:family="paragraph" style:parent-style-name="Text_20_body">
      <loext:graphic-properties draw:fill-gradient-name="gradient" draw:fill-hatch-name="hatch"/>
      <style:paragraph-properties fo:hyphenation-ladder-count="no-limit"/>
      <style:text-properties officeooo:rsid="00209cd4" officeooo:paragraph-rsid="00209cd4" fo:background-color="transparent" fo:hyphenate="true" fo:hyphenation-remain-char-count="2" fo:hyphenation-push-char-count="2" loext:hyphenation-no-caps="true"/>
    </style:style>
    <style:style style:name="P40" style:family="paragraph" style:parent-style-name="Text_20_body">
      <loext:graphic-properties draw:fill-gradient-name="gradient" draw:fill-hatch-name="hatch"/>
      <style:paragraph-properties fo:hyphenation-ladder-count="no-limit"/>
      <style:text-properties officeooo:rsid="003f2bda" officeooo:paragraph-rsid="00448200" fo:background-color="transparent" fo:hyphenate="true" fo:hyphenation-remain-char-count="2" fo:hyphenation-push-char-count="2" loext:hyphenation-no-caps="true"/>
    </style:style>
    <style:style style:name="P41" style:family="paragraph" style:parent-style-name="Text_20_body">
      <loext:graphic-properties draw:fill-gradient-name="gradient" draw:fill-hatch-name="hatch"/>
      <style:paragraph-properties fo:hyphenation-ladder-count="no-limit"/>
      <style:text-properties officeooo:rsid="004a908e" officeooo:paragraph-rsid="004a908e" fo:background-color="transparent" fo:hyphenate="true" fo:hyphenation-remain-char-count="2" fo:hyphenation-push-char-count="2" loext:hyphenation-no-caps="true"/>
    </style:style>
    <style:style style:name="P42" style:family="paragraph" style:parent-style-name="Text_20_body">
      <loext:graphic-properties draw:fill-gradient-name="gradient" draw:fill-hatch-name="hatch"/>
      <style:paragraph-properties fo:hyphenation-ladder-count="no-limit"/>
      <style:text-properties officeooo:rsid="005d1348" officeooo:paragraph-rsid="005d1348" fo:background-color="transparent" fo:hyphenate="true" fo:hyphenation-remain-char-count="2" fo:hyphenation-push-char-count="2" loext:hyphenation-no-caps="true"/>
    </style:style>
    <style:style style:name="P43" style:family="paragraph" style:parent-style-name="Text_20_body">
      <loext:graphic-properties draw:fill-gradient-name="gradient" draw:fill-hatch-name="hatch"/>
      <style:paragraph-properties fo:hyphenation-ladder-count="no-limit"/>
      <style:text-properties officeooo:rsid="001ecf1e" officeooo:paragraph-rsid="001ecf1e" fo:background-color="transparent" fo:hyphenate="true" fo:hyphenation-remain-char-count="2" fo:hyphenation-push-char-count="2" loext:hyphenation-no-caps="true"/>
    </style:style>
    <style:style style:name="P44" style:family="paragraph" style:parent-style-name="Standard">
      <loext:graphic-properties draw:fill-gradient-name="gradient" draw:fill-hatch-name="hatch"/>
      <style:paragraph-properties fo:hyphenation-ladder-count="no-limit"/>
      <style:text-properties fo:language="en" fo:country="US" officeooo:rsid="000fd335" officeooo:paragraph-rsid="000fd335" fo:background-color="transparent" fo:hyphenate="true" fo:hyphenation-remain-char-count="2" fo:hyphenation-push-char-count="2" loext:hyphenation-no-caps="true"/>
    </style:style>
    <style:style style:name="P45" style:family="paragraph" style:parent-style-name="Table_20_Contents">
      <loext:graphic-properties draw:fill="none" draw:fill-color="#729fcf" draw:fill-gradient-name="gradient" draw:fill-hatch-name="hatch"/>
      <style:paragraph-properties fo:margin-left="0.0618in" fo:margin-right="0.0618in" fo:text-align="start" style:justify-single-word="false" fo:orphans="0" fo:widows="0" fo:hyphenation-ladder-count="no-limit" fo:text-indent="0in" style:auto-text-indent="false" fo:background-color="transparent" text:number-lines="false" text:line-number="0"/>
      <style:text-properties officeooo:rsid="0054c82d" officeooo:paragraph-rsid="0054c82d" fo:hyphenate="true" fo:hyphenation-remain-char-count="2" fo:hyphenation-push-char-count="2" loext:hyphenation-no-caps="true"/>
    </style:style>
    <style:style style:name="P46"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officeooo:rsid="0054c82d" officeooo:paragraph-rsid="0054c82d" fo:hyphenate="true" fo:hyphenation-remain-char-count="2" fo:hyphenation-push-char-count="2" loext:hyphenation-no-caps="true"/>
    </style:style>
    <style:style style:name="P47" style:family="paragraph" style:parent-style-name="Table_20_Contents">
      <loext:graphic-properties draw:fill="none" draw:fill-color="#729fcf" draw:fill-gradient-name="gradient" draw:fill-hatch-name="hatch"/>
      <style:paragraph-properties fo:margin-left="0.1252in" fo:margin-right="0.1252in" fo:text-align="center" style:justify-single-word="false" fo:orphans="0" fo:widows="0" fo:hyphenation-ladder-count="no-limit" fo:text-indent="0in" style:auto-text-indent="false" fo:background-color="transparent" text:number-lines="false" text:line-number="0"/>
      <style:text-properties officeooo:rsid="0068b0d3" officeooo:paragraph-rsid="0068b0d3" fo:hyphenate="true" fo:hyphenation-remain-char-count="2" fo:hyphenation-push-char-count="2" loext:hyphenation-no-caps="true"/>
    </style:style>
    <style:style style:name="P48" style:family="paragraph" style:parent-style-name="Table_20_Contents">
      <loext:graphic-properties draw:fill="none" draw:fill-color="#729fcf" draw:fill-gradient-name="gradient" draw:fill-hatch-name="hatch"/>
      <style:paragraph-properties fo:margin-left="0in" fo:margin-right="0in" fo:text-align="center" style:justify-single-word="false" fo:orphans="0" fo:widows="0" fo:hyphenation-ladder-count="no-limit" fo:text-indent="0in" style:auto-text-indent="false" fo:background-color="transparent" text:number-lines="false" text:line-number="0"/>
      <style:text-properties fo:font-weight="bold" officeooo:rsid="0068b0d3" officeooo:paragraph-rsid="0068b0d3" style:font-weight-asian="bold" style:font-weight-complex="bold" fo:hyphenate="true" fo:hyphenation-remain-char-count="2" fo:hyphenation-push-char-count="2" loext:hyphenation-no-caps="true"/>
    </style:style>
    <style:style style:name="P49"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fo:font-weight="bold" officeooo:rsid="0052c8c7" officeooo:paragraph-rsid="0052c8c7" style:font-weight-asian="bold" style:font-weight-complex="bold" fo:hyphenate="true" fo:hyphenation-remain-char-count="2" fo:hyphenation-push-char-count="2" loext:hyphenation-no-caps="true"/>
    </style:style>
    <style:style style:name="P50"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fo:font-weight="bold" officeooo:rsid="00530a01" officeooo:paragraph-rsid="00530a01" style:font-weight-asian="bold" style:font-weight-complex="bold" fo:hyphenate="true" fo:hyphenation-remain-char-count="2" fo:hyphenation-push-char-count="2" loext:hyphenation-no-caps="true"/>
    </style:style>
    <style:style style:name="P51"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fo:font-weight="bold" officeooo:rsid="00579359" officeooo:paragraph-rsid="00579359" style:font-weight-asian="bold" style:font-weight-complex="bold" fo:hyphenate="true" fo:hyphenation-remain-char-count="2" fo:hyphenation-push-char-count="2" loext:hyphenation-no-caps="true"/>
    </style:style>
    <style:style style:name="P52" style:family="paragraph" style:parent-style-name="Table_20_Contents">
      <loext:graphic-properties draw:fill-gradient-name="gradient" draw:fill-hatch-name="hatch"/>
      <style:paragraph-properties fo:hyphenation-ladder-count="no-limit"/>
      <style:text-properties officeooo:rsid="0069322e" officeooo:paragraph-rsid="0069322e" fo:hyphenate="true" fo:hyphenation-remain-char-count="2" fo:hyphenation-push-char-count="2" loext:hyphenation-no-caps="true"/>
    </style:style>
    <style:style style:name="P53"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officeooo:rsid="0069d5fb" officeooo:paragraph-rsid="0069d5fb" fo:hyphenate="true" fo:hyphenation-remain-char-count="2" fo:hyphenation-push-char-count="2" loext:hyphenation-no-caps="true"/>
    </style:style>
    <style:style style:name="P54"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officeooo:rsid="00530a01" officeooo:paragraph-rsid="00530a01" fo:hyphenate="true" fo:hyphenation-remain-char-count="2" fo:hyphenation-push-char-count="2" loext:hyphenation-no-caps="true"/>
    </style:style>
    <style:style style:name="P55" style:family="paragraph" style:parent-style-name="Table_20_Contents">
      <loext:graphic-properties draw:fill-gradient-name="gradient" draw:fill-hatch-name="hatch"/>
      <style:paragraph-properties fo:hyphenation-ladder-count="no-limit"/>
      <style:text-properties fo:font-style="italic" officeooo:rsid="0068b0d3" officeooo:paragraph-rsid="0068b0d3" style:font-style-asian="italic" style:font-style-complex="italic" fo:hyphenate="true" fo:hyphenation-remain-char-count="2" fo:hyphenation-push-char-count="2" loext:hyphenation-no-caps="true"/>
    </style:style>
    <style:style style:name="P56" style:family="paragraph" style:parent-style-name="Table_20_Contents">
      <loext:graphic-properties draw:fill-gradient-name="gradient" draw:fill-hatch-name="hatch"/>
      <style:paragraph-properties fo:hyphenation-ladder-count="no-limit"/>
      <style:text-properties fo:font-style="italic" officeooo:rsid="0069322e" officeooo:paragraph-rsid="0069322e" style:font-style-asian="italic" style:font-style-complex="italic" fo:hyphenate="true" fo:hyphenation-remain-char-count="2" fo:hyphenation-push-char-count="2" loext:hyphenation-no-caps="true"/>
    </style:style>
    <style:style style:name="P57" style:family="paragraph" style:parent-style-name="Table_20_Contents">
      <loext:graphic-properties draw:fill-gradient-name="gradient" draw:fill-hatch-name="hatch"/>
      <style:paragraph-properties fo:hyphenation-ladder-count="no-limit"/>
      <style:text-properties fo:font-style="italic" officeooo:rsid="006b8eeb" officeooo:paragraph-rsid="006b8eeb" style:font-style-asian="italic" style:font-style-complex="italic" fo:hyphenate="true" fo:hyphenation-remain-char-count="2" fo:hyphenation-push-char-count="2" loext:hyphenation-no-caps="true"/>
    </style:style>
    <style:style style:name="P58" style:family="paragraph" style:parent-style-name="Table_20_Contents">
      <loext:graphic-properties draw:fill-gradient-name="gradient" draw:fill-hatch-name="hatch"/>
      <style:paragraph-properties fo:hyphenation-ladder-count="no-limit"/>
      <style:text-properties fo:font-style="italic" officeooo:rsid="006c4221" officeooo:paragraph-rsid="006c4221" style:font-style-asian="italic" style:font-style-complex="italic" fo:hyphenate="true" fo:hyphenation-remain-char-count="2" fo:hyphenation-push-char-count="2" loext:hyphenation-no-caps="true"/>
    </style:style>
    <style:style style:name="P59" style:family="paragraph" style:parent-style-name="Table_20_Contents">
      <loext:graphic-properties draw:fill="none" draw:fill-color="#729fcf" draw:fill-gradient-name="gradient" draw:fill-hatch-name="hatch"/>
      <style:paragraph-properties fo:margin-left="0.1252in" fo:margin-right="0.1252in" fo:text-align="center" style:justify-single-word="false" fo:orphans="0" fo:widows="0" fo:hyphenation-ladder-count="no-limit" fo:text-indent="0in" style:auto-text-indent="false" fo:background-color="transparent" text:number-lines="false" text:line-number="0"/>
      <style:text-properties officeooo:rsid="006b8eeb" officeooo:paragraph-rsid="006b8eeb" fo:hyphenate="true" fo:hyphenation-remain-char-count="2" fo:hyphenation-push-char-count="2" loext:hyphenation-no-caps="true"/>
    </style:style>
    <style:style style:name="P60" style:family="paragraph" style:parent-style-name="Table_20_Contents">
      <loext:graphic-properties draw:fill-gradient-name="gradient" draw:fill-hatch-name="hatch"/>
      <style:paragraph-properties fo:hyphenation-ladder-count="no-limit"/>
      <style:text-properties officeooo:rsid="006b8eeb" officeooo:paragraph-rsid="006b8eeb" fo:hyphenate="true" fo:hyphenation-remain-char-count="2" fo:hyphenation-push-char-count="2" loext:hyphenation-no-caps="true"/>
    </style:style>
    <style:style style:name="P61" style:family="paragraph" style:parent-style-name="Table_20_Contents">
      <loext:graphic-properties draw:fill-gradient-name="gradient" draw:fill-hatch-name="hatch"/>
      <style:paragraph-properties fo:hyphenation-ladder-count="no-limit"/>
      <style:text-properties fo:font-style="normal" officeooo:rsid="006b8eeb" officeooo:paragraph-rsid="006b8eeb" style:font-style-asian="normal" style:font-style-complex="normal" fo:hyphenate="true" fo:hyphenation-remain-char-count="2" fo:hyphenation-push-char-count="2" loext:hyphenation-no-caps="true"/>
    </style:style>
    <style:style style:name="P62" style:family="paragraph" style:parent-style-name="Table_20_Contents">
      <loext:graphic-properties draw:fill-gradient-name="gradient" draw:fill-hatch-name="hatch"/>
      <style:paragraph-properties fo:hyphenation-ladder-count="no-limit"/>
      <style:text-properties fo:font-style="normal" officeooo:rsid="006c4221" officeooo:paragraph-rsid="006c4221" style:font-style-asian="normal" style:font-style-complex="normal" fo:hyphenate="true" fo:hyphenation-remain-char-count="2" fo:hyphenation-push-char-count="2" loext:hyphenation-no-caps="true"/>
    </style:style>
    <style:style style:name="P63" style:family="paragraph" style:parent-style-name="Table_20_Contents">
      <loext:graphic-properties draw:fill-gradient-name="gradient" draw:fill-hatch-name="hatch"/>
      <style:paragraph-properties fo:text-align="justify" style:justify-single-word="false" fo:hyphenation-ladder-count="no-limit"/>
      <style:text-properties officeooo:rsid="006dc84a" officeooo:paragraph-rsid="006dc84a" fo:hyphenate="true" fo:hyphenation-remain-char-count="2" fo:hyphenation-push-char-count="2" loext:hyphenation-no-caps="true"/>
    </style:style>
    <style:style style:name="P64"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officeooo:rsid="00579359" officeooo:paragraph-rsid="00579359" fo:hyphenate="true" fo:hyphenation-remain-char-count="2" fo:hyphenation-push-char-count="2" loext:hyphenation-no-caps="true"/>
    </style:style>
    <style:style style:name="P65" style:family="paragraph" style:parent-style-name="Table_20_Contents">
      <loext:graphic-properties draw:fill="none" draw:fill-color="#729fcf" draw:fill-gradient-name="gradient" draw:fill-hatch-name="hatch"/>
      <style:paragraph-properties fo:margin-left="0.0618in" fo:margin-right="0.0618in" fo:text-align="justify" style:justify-single-word="false" fo:orphans="0" fo:widows="0" fo:hyphenation-ladder-count="no-limit" fo:text-indent="0in" style:auto-text-indent="false" fo:background-color="transparent" text:number-lines="false" text:line-number="0"/>
      <style:text-properties officeooo:rsid="00579359" officeooo:paragraph-rsid="00579359" fo:hyphenate="true" fo:hyphenation-remain-char-count="2" fo:hyphenation-push-char-count="2" loext:hyphenation-no-caps="true"/>
    </style:style>
    <style:style style:name="P66" style:family="paragraph" style:parent-style-name="Table_20_Contents">
      <loext:graphic-properties draw:fill="none" draw:fill-color="#729fcf" draw:fill-gradient-name="gradient" draw:fill-hatch-name="hatch"/>
      <style:paragraph-properties fo:margin-left="0.0618in" fo:margin-right="0.0618in" fo:text-align="center" style:justify-single-word="false" fo:orphans="0" fo:widows="0" fo:hyphenation-ladder-count="no-limit" fo:text-indent="0in" style:auto-text-indent="false" fo:background-color="transparent" text:number-lines="false" text:line-number="0"/>
      <style:text-properties officeooo:rsid="00591eb3" officeooo:paragraph-rsid="00591eb3" fo:hyphenate="true" fo:hyphenation-remain-char-count="2" fo:hyphenation-push-char-count="2" loext:hyphenation-no-caps="true"/>
    </style:style>
    <style:style style:name="P67" style:family="paragraph" style:parent-style-name="Table_20_Contents">
      <loext:graphic-properties draw:fill="none" draw:fill-color="#729fcf" draw:fill-gradient-name="gradient" draw:fill-hatch-name="hatch"/>
      <style:paragraph-properties fo:margin-left="0.0618in" fo:margin-right="0.0618in" fo:text-align="justify" style:justify-single-word="false" fo:orphans="0" fo:widows="0" fo:hyphenation-ladder-count="no-limit" fo:text-indent="0in" style:auto-text-indent="false" fo:background-color="transparent" text:number-lines="false" text:line-number="0"/>
      <style:text-properties officeooo:rsid="005c0cc2" officeooo:paragraph-rsid="005c0cc2" fo:hyphenate="true" fo:hyphenation-remain-char-count="2" fo:hyphenation-push-char-count="2" loext:hyphenation-no-caps="true"/>
    </style:style>
    <style:style style:name="P68" style:family="paragraph" style:parent-style-name="Table_20_Contents">
      <loext:graphic-properties draw:fill="none" draw:fill-color="#729fcf" draw:fill-gradient-name="gradient" draw:fill-hatch-name="hatch"/>
      <style:paragraph-properties fo:margin-left="0.1252in" fo:margin-right="0.1252in" fo:text-align="center" style:justify-single-word="false" fo:orphans="0" fo:widows="0" fo:hyphenation-ladder-count="no-limit" fo:text-indent="0in" style:auto-text-indent="false" fo:background-color="transparent" text:number-lines="false" text:line-number="0"/>
      <style:text-properties officeooo:rsid="0073a742" officeooo:paragraph-rsid="0073a742" fo:hyphenate="true" fo:hyphenation-remain-char-count="2" fo:hyphenation-push-char-count="2" loext:hyphenation-no-caps="true"/>
    </style:style>
    <style:style style:name="P69" style:family="paragraph" style:parent-style-name="Table_20_Contents">
      <loext:graphic-properties draw:fill-gradient-name="gradient" draw:fill-hatch-name="hatch"/>
      <style:paragraph-properties fo:hyphenation-ladder-count="no-limit"/>
      <style:text-properties officeooo:rsid="0073a742" officeooo:paragraph-rsid="0073a742" fo:hyphenate="true" fo:hyphenation-remain-char-count="2" fo:hyphenation-push-char-count="2" loext:hyphenation-no-caps="true"/>
    </style:style>
    <style:style style:name="P70" style:family="paragraph" style:parent-style-name="Table_20_Contents">
      <loext:graphic-properties draw:fill="none" draw:fill-color="#729fcf" draw:fill-gradient-name="gradient" draw:fill-hatch-name="hatch"/>
      <style:paragraph-properties fo:margin-left="0.1252in" fo:margin-right="0.1252in" fo:text-align="center" style:justify-single-word="false" fo:orphans="0" fo:widows="0" fo:hyphenation-ladder-count="no-limit" fo:text-indent="0in" style:auto-text-indent="false" fo:background-color="transparent" text:number-lines="false" text:line-number="0"/>
      <style:text-properties officeooo:rsid="0074fdaa" officeooo:paragraph-rsid="0074fdaa" fo:hyphenate="true" fo:hyphenation-remain-char-count="2" fo:hyphenation-push-char-count="2" loext:hyphenation-no-caps="true"/>
    </style:style>
    <style:style style:name="P71" style:family="paragraph" style:parent-style-name="Table_20_Contents">
      <loext:graphic-properties draw:fill-gradient-name="gradient" draw:fill-hatch-name="hatch"/>
      <style:paragraph-properties fo:hyphenation-ladder-count="no-limit"/>
      <style:text-properties officeooo:rsid="00765111" officeooo:paragraph-rsid="00765111" fo:hyphenate="true" fo:hyphenation-remain-char-count="2" fo:hyphenation-push-char-count="2" loext:hyphenation-no-caps="true"/>
    </style:style>
    <style:style style:name="P72" style:family="paragraph" style:parent-style-name="Table_20_Contents">
      <loext:graphic-properties draw:fill="none" draw:fill-color="#729fcf" draw:fill-gradient-name="gradient" draw:fill-hatch-name="hatch"/>
      <style:paragraph-properties fo:margin-left="0.1252in" fo:margin-right="0.1252in" fo:text-align="center" style:justify-single-word="false" fo:orphans="0" fo:widows="0" fo:hyphenation-ladder-count="no-limit" fo:text-indent="0in" style:auto-text-indent="false" fo:background-color="transparent" text:number-lines="false" text:line-number="0"/>
      <style:text-properties officeooo:rsid="0077783b" officeooo:paragraph-rsid="0077783b" fo:hyphenate="true" fo:hyphenation-remain-char-count="2" fo:hyphenation-push-char-count="2" loext:hyphenation-no-caps="true"/>
    </style:style>
    <style:style style:name="P73" style:family="paragraph" style:parent-style-name="Table_20_Contents">
      <loext:graphic-properties draw:fill-gradient-name="gradient" draw:fill-hatch-name="hatch"/>
      <style:paragraph-properties fo:hyphenation-ladder-count="no-limit"/>
      <style:text-properties officeooo:rsid="0077783b" officeooo:paragraph-rsid="0077783b" fo:hyphenate="true" fo:hyphenation-remain-char-count="2" fo:hyphenation-push-char-count="2" loext:hyphenation-no-caps="true"/>
    </style:style>
    <style:style style:name="P74" style:family="paragraph" style:parent-style-name="Text_20_body">
      <style:text-properties officeooo:rsid="0077783b" officeooo:paragraph-rsid="0077783b"/>
    </style:style>
    <style:style style:name="P75" style:family="paragraph" style:parent-style-name="Table_20_Contents">
      <style:text-properties officeooo:rsid="007b9392" officeooo:paragraph-rsid="007b9392"/>
    </style:style>
    <style:style style:name="P76" style:family="paragraph" style:parent-style-name="Table_20_Contents">
      <loext:graphic-properties draw:fill="none" draw:fill-color="#729fcf"/>
      <style:paragraph-properties fo:margin-left="0in" fo:margin-right="0in" fo:text-align="center" style:justify-single-word="false" fo:orphans="0" fo:widows="0" fo:text-indent="0in" style:auto-text-indent="false" fo:background-color="transparent" text:number-lines="false" text:line-number="0"/>
      <style:text-properties officeooo:rsid="007b9392" officeooo:paragraph-rsid="007b9392"/>
    </style:style>
    <style:style style:name="P77" style:family="paragraph" style:parent-style-name="Table_20_Contents">
      <loext:graphic-properties draw:fill="none" draw:fill-color="#729fcf"/>
      <style:paragraph-properties fo:margin-left="0in" fo:margin-right="0in" fo:text-align="center" style:justify-single-word="false" fo:orphans="0" fo:widows="0" fo:text-indent="0in" style:auto-text-indent="false" fo:background-color="transparent" text:number-lines="false" text:line-number="0"/>
      <style:text-properties officeooo:rsid="007ccb08" officeooo:paragraph-rsid="007ccb08"/>
    </style:style>
    <style:style style:name="P78" style:family="paragraph" style:parent-style-name="Table_20_Contents">
      <style:text-properties officeooo:rsid="007ccb08" officeooo:paragraph-rsid="007ccb08"/>
    </style:style>
    <style:style style:name="P79" style:family="paragraph" style:parent-style-name="Table_20_Contents">
      <loext:graphic-properties draw:fill="none" draw:fill-color="#729fcf"/>
      <style:paragraph-properties fo:margin-left="0in" fo:margin-right="0in" fo:text-align="center" style:justify-single-word="false" fo:orphans="0" fo:widows="0" fo:text-indent="0in" style:auto-text-indent="false" fo:background-color="transparent" text:number-lines="false" text:line-number="0"/>
      <style:text-properties officeooo:rsid="007e995d" officeooo:paragraph-rsid="007e995d"/>
    </style:style>
    <style:style style:name="P80" style:family="paragraph" style:parent-style-name="Table_20_Contents">
      <style:text-properties officeooo:rsid="007e995d" officeooo:paragraph-rsid="007e995d"/>
    </style:style>
    <style:style style:name="P81" style:family="paragraph" style:parent-style-name="Table_20_Contents">
      <loext:graphic-properties draw:fill="none" draw:fill-color="#729fcf"/>
      <style:paragraph-properties fo:margin-left="0in" fo:margin-right="0in" fo:text-align="center" style:justify-single-word="false" fo:orphans="0" fo:widows="0" fo:text-indent="0in" style:auto-text-indent="false" fo:background-color="transparent" text:number-lines="false" text:line-number="0"/>
      <style:text-properties officeooo:rsid="007fafc8" officeooo:paragraph-rsid="007fafc8"/>
    </style:style>
    <style:style style:name="P82" style:family="paragraph" style:parent-style-name="Table_20_Contents">
      <style:text-properties officeooo:rsid="007fafc8" officeooo:paragraph-rsid="007fafc8"/>
    </style:style>
    <style:style style:name="P83" style:family="paragraph" style:parent-style-name="Text_20_body">
      <style:text-properties officeooo:rsid="007fafc8" officeooo:paragraph-rsid="007fafc8"/>
    </style:style>
    <style:style style:name="P84" style:family="paragraph" style:parent-style-name="Table_20_Contents">
      <loext:graphic-properties draw:fill="none" draw:fill-color="#729fcf"/>
      <style:paragraph-properties fo:margin-left="0in" fo:margin-right="0in" fo:text-align="center" style:justify-single-word="false" fo:orphans="0" fo:widows="0" fo:text-indent="0in" style:auto-text-indent="false" fo:background-color="transparent" text:number-lines="false" text:line-number="0"/>
      <style:text-properties officeooo:rsid="00817cdf" officeooo:paragraph-rsid="00817cdf"/>
    </style:style>
    <style:style style:name="P85" style:family="paragraph" style:parent-style-name="Table_20_Contents">
      <style:text-properties officeooo:rsid="00817cdf" officeooo:paragraph-rsid="00817cdf"/>
    </style:style>
    <style:style style:name="P86" style:family="paragraph" style:parent-style-name="Heading_20_1" style:master-page-name="">
      <loext:graphic-properties draw:fill-gradient-name="gradient" draw:fill-hatch-name="hatch"/>
      <style:paragraph-properties fo:hyphenation-ladder-count="no-limit" style:page-number="auto"/>
      <style:text-properties fo:background-color="transparent" fo:hyphenate="true" fo:hyphenation-remain-char-count="2" fo:hyphenation-push-char-count="2" loext:hyphenation-no-caps="true"/>
    </style:style>
    <style:style style:name="P87" style:family="paragraph" style:parent-style-name="Heading_20_1">
      <loext:graphic-properties draw:fill-gradient-name="gradient" draw:fill-hatch-name="hatch"/>
      <style:paragraph-properties fo:hyphenation-ladder-count="no-limit"/>
      <style:text-properties fo:background-color="transparent" fo:hyphenate="true" fo:hyphenation-remain-char-count="2" fo:hyphenation-push-char-count="2" loext:hyphenation-no-caps="true"/>
    </style:style>
    <style:style style:name="P88" style:family="paragraph" style:parent-style-name="Heading_20_1">
      <loext:graphic-properties draw:fill-gradient-name="gradient" draw:fill-hatch-name="hatch"/>
      <style:paragraph-properties fo:hyphenation-ladder-count="no-limit"/>
      <style:text-properties officeooo:rsid="00180ca9" officeooo:paragraph-rsid="00180ca9" fo:background-color="transparent" fo:hyphenate="true" fo:hyphenation-remain-char-count="2" fo:hyphenation-push-char-count="2" loext:hyphenation-no-caps="true"/>
    </style:style>
    <style:style style:name="P89" style:family="paragraph" style:parent-style-name="Heading_20_2">
      <loext:graphic-properties draw:fill-gradient-name="gradient" draw:fill-hatch-name="hatch"/>
      <style:paragraph-properties fo:hyphenation-ladder-count="no-limit"/>
      <style:text-properties fo:background-color="transparent" fo:hyphenate="true" fo:hyphenation-remain-char-count="2" fo:hyphenation-push-char-count="2" loext:hyphenation-no-caps="true"/>
    </style:style>
    <style:style style:name="P90" style:family="paragraph" style:parent-style-name="Heading_20_2">
      <loext:graphic-properties draw:fill-gradient-name="gradient" draw:fill-hatch-name="hatch"/>
      <style:paragraph-properties fo:hyphenation-ladder-count="no-limit"/>
      <style:text-properties officeooo:paragraph-rsid="004a908e" fo:background-color="transparent" fo:hyphenate="true" fo:hyphenation-remain-char-count="2" fo:hyphenation-push-char-count="2" loext:hyphenation-no-caps="true"/>
    </style:style>
    <style:style style:name="P91" style:family="paragraph" style:parent-style-name="Heading_20_2">
      <style:text-properties officeooo:rsid="0086efa7" officeooo:paragraph-rsid="0086efa7"/>
    </style:style>
    <style:style style:name="P92" style:family="paragraph" style:parent-style-name="Heading_20_3">
      <style:text-properties officeooo:rsid="008a0075" officeooo:paragraph-rsid="008a0075"/>
    </style:style>
    <style:style style:name="P93" style:family="paragraph" style:parent-style-name="Standard" style:list-style-name="L1">
      <loext:graphic-properties draw:fill-gradient-name="gradient" draw:fill-hatch-name="hatch"/>
      <style:paragraph-properties fo:hyphenation-ladder-count="no-limit"/>
      <style:text-properties fo:language="en" fo:country="US" officeooo:rsid="00113a37" officeooo:paragraph-rsid="00113a37" fo:background-color="transparent" fo:hyphenate="true" fo:hyphenation-remain-char-count="2" fo:hyphenation-push-char-count="2" loext:hyphenation-no-caps="true"/>
    </style:style>
    <style:style style:name="P94" style:family="paragraph" style:parent-style-name="Standard" style:list-style-name="L1">
      <loext:graphic-properties draw:fill-gradient-name="gradient" draw:fill-hatch-name="hatch"/>
      <style:paragraph-properties fo:hyphenation-ladder-count="no-limit"/>
      <style:text-properties fo:language="en" fo:country="US" officeooo:rsid="000fd335" officeooo:paragraph-rsid="000fd335" fo:background-color="transparent" fo:hyphenate="true" fo:hyphenation-remain-char-count="2" fo:hyphenation-push-char-count="2" loext:hyphenation-no-caps="true"/>
    </style:style>
    <style:style style:name="P95" style:family="paragraph" style:parent-style-name="Standard" style:list-style-name="L1">
      <loext:graphic-properties draw:fill-gradient-name="gradient" draw:fill-hatch-name="hatch"/>
      <style:paragraph-properties fo:hyphenation-ladder-count="no-limit"/>
      <style:text-properties fo:language="en" fo:country="US" officeooo:rsid="0012d5ea" officeooo:paragraph-rsid="0012d5ea" fo:background-color="transparent" fo:hyphenate="true" fo:hyphenation-remain-char-count="2" fo:hyphenation-push-char-count="2" loext:hyphenation-no-caps="true"/>
    </style:style>
    <style:style style:name="P96" style:family="paragraph" style:parent-style-name="Standard" style:list-style-name="L1">
      <loext:graphic-properties draw:fill-gradient-name="gradient" draw:fill-hatch-name="hatch"/>
      <style:paragraph-properties fo:hyphenation-ladder-count="no-limit"/>
      <style:text-properties fo:language="en" fo:country="US" officeooo:rsid="0014cb02" officeooo:paragraph-rsid="0014cb02" fo:background-color="transparent" fo:hyphenate="true" fo:hyphenation-remain-char-count="2" fo:hyphenation-push-char-count="2" loext:hyphenation-no-caps="true"/>
    </style:style>
    <style:style style:name="P97" style:family="paragraph" style:parent-style-name="Standard" style:list-style-name="L1">
      <loext:graphic-properties draw:fill-gradient-name="gradient" draw:fill-hatch-name="hatch"/>
      <style:paragraph-properties fo:hyphenation-ladder-count="no-limit"/>
      <style:text-properties fo:language="en" fo:country="US" officeooo:rsid="004da239" officeooo:paragraph-rsid="004da239" fo:background-color="transparent" fo:hyphenate="true" fo:hyphenation-remain-char-count="2" fo:hyphenation-push-char-count="2" loext:hyphenation-no-caps="true"/>
    </style:style>
    <style:style style:name="P98" style:family="paragraph" style:parent-style-name="Table_20_Contents" style:list-style-name="L3">
      <loext:graphic-properties draw:fill="none" draw:fill-color="#729fcf" draw:fill-gradient-name="gradient" draw:fill-hatch-name="hatch"/>
      <style:paragraph-properties fo:margin-left="0.1252in" fo:margin-right="0in" fo:text-align="start" style:justify-single-word="false" fo:orphans="0" fo:widows="0" fo:hyphenation-ladder-count="no-limit" fo:text-indent="0in" style:auto-text-indent="false" fo:background-color="transparent" text:number-lines="false" text:line-number="0">
        <style:tab-stops>
          <style:tab-stop style:position="0.1839in"/>
        </style:tab-stops>
      </style:paragraph-properties>
      <style:text-properties officeooo:rsid="0054c82d" officeooo:paragraph-rsid="0054c82d" fo:hyphenate="true" fo:hyphenation-remain-char-count="2" fo:hyphenation-push-char-count="2" loext:hyphenation-no-caps="true"/>
    </style:style>
    <style:style style:name="P99" style:family="paragraph" style:parent-style-name="Table_20_Contents" style:list-style-name="L3">
      <loext:graphic-properties draw:fill="none" draw:fill-color="#729fcf" draw:fill-gradient-name="gradient" draw:fill-hatch-name="hatch"/>
      <style:paragraph-properties fo:margin-left="0.1252in" fo:margin-right="0in" fo:text-align="start" style:justify-single-word="false" fo:orphans="0" fo:widows="0" fo:hyphenation-ladder-count="no-limit" fo:text-indent="0in" style:auto-text-indent="false" fo:background-color="transparent" text:number-lines="false" text:line-number="0">
        <style:tab-stops>
          <style:tab-stop style:position="0.1839in"/>
        </style:tab-stops>
      </style:paragraph-properties>
      <style:text-properties officeooo:rsid="0061b748" officeooo:paragraph-rsid="0054c82d" fo:hyphenate="true" fo:hyphenation-remain-char-count="2" fo:hyphenation-push-char-count="2" loext:hyphenation-no-caps="true"/>
    </style:style>
    <style:style style:name="P100" style:family="paragraph" style:parent-style-name="Text_20_body" style:list-style-name="L2">
      <loext:graphic-properties draw:fill-gradient-name="gradient" draw:fill-hatch-name="hatch"/>
      <style:paragraph-properties fo:hyphenation-ladder-count="no-limit"/>
      <style:text-properties officeooo:rsid="00180ca9" officeooo:paragraph-rsid="00180ca9" fo:background-color="transparent" fo:hyphenate="true" fo:hyphenation-remain-char-count="2" fo:hyphenation-push-char-count="2" loext:hyphenation-no-caps="true"/>
    </style:style>
    <style:style style:name="P101" style:family="paragraph" style:parent-style-name="Text_20_body" style:list-style-name="L2">
      <loext:graphic-properties draw:fill-gradient-name="gradient" draw:fill-hatch-name="hatch"/>
      <style:paragraph-properties fo:hyphenation-ladder-count="no-limit"/>
      <style:text-properties officeooo:rsid="00180ca9" officeooo:paragraph-rsid="0018b731" fo:background-color="transparent" fo:hyphenate="true" fo:hyphenation-remain-char-count="2" fo:hyphenation-push-char-count="2" loext:hyphenation-no-caps="true"/>
    </style:style>
    <style:style style:name="P102" style:family="paragraph" style:parent-style-name="Text_20_body" style:list-style-name="L2">
      <loext:graphic-properties draw:fill-gradient-name="gradient" draw:fill-hatch-name="hatch"/>
      <style:paragraph-properties fo:hyphenation-ladder-count="no-limit"/>
      <style:text-properties officeooo:rsid="0018b731" officeooo:paragraph-rsid="0018b731" fo:background-color="transparent" fo:hyphenate="true" fo:hyphenation-remain-char-count="2" fo:hyphenation-push-char-count="2" loext:hyphenation-no-caps="true"/>
    </style:style>
    <style:style style:name="P103" style:family="paragraph" style:parent-style-name="Text_20_body">
      <loext:graphic-properties draw:fill-gradient-name="gradient" draw:fill-hatch-name="hatch"/>
      <style:paragraph-properties fo:hyphenation-ladder-count="no-limit"/>
      <style:text-properties officeooo:rsid="001ecf1e" officeooo:paragraph-rsid="001ecf1e" fo:background-color="transparent" fo:hyphenate="true" fo:hyphenation-remain-char-count="2" fo:hyphenation-push-char-count="2" loext:hyphenation-no-caps="true"/>
    </style:style>
    <style:style style:name="P104" style:family="paragraph" style:parent-style-name="Text_20_body" style:list-style-name="L2">
      <loext:graphic-properties draw:fill-gradient-name="gradient" draw:fill-hatch-name="hatch"/>
      <style:paragraph-properties fo:hyphenation-ladder-count="no-limit"/>
      <style:text-properties style:text-line-through-style="solid" style:text-line-through-type="single" officeooo:rsid="001c18fb" officeooo:paragraph-rsid="001c18fb" fo:background-color="transparent" fo:hyphenate="true" fo:hyphenation-remain-char-count="2" fo:hyphenation-push-char-count="2" loext:hyphenation-no-caps="true"/>
    </style:style>
    <style:style style:name="P105" style:family="paragraph" style:parent-style-name="Text_20_body">
      <style:text-properties officeooo:rsid="008787cc" officeooo:paragraph-rsid="008787cc"/>
    </style:style>
    <style:style style:name="P106" style:family="paragraph" style:parent-style-name="Text_20_body">
      <style:text-properties officeooo:rsid="008c6214" officeooo:paragraph-rsid="008c6214"/>
    </style:style>
    <style:style style:name="P107" style:family="paragraph" style:parent-style-name="Text_20_body">
      <style:text-properties fo:font-style="italic" officeooo:rsid="008bc4cc" officeooo:paragraph-rsid="008bc4cc" style:font-style-asian="italic" style:font-style-complex="italic"/>
    </style:style>
    <style:style style:name="P108" style:family="paragraph" style:parent-style-name="Text_20_body">
      <style:text-properties fo:font-style="italic" officeooo:rsid="008e695e" officeooo:paragraph-rsid="008e695e" style:font-style-asian="italic" style:font-style-complex="italic"/>
    </style:style>
    <style:style style:name="P109" style:family="paragraph" style:parent-style-name="Text_20_body">
      <style:text-properties fo:font-style="italic" officeooo:rsid="0094b267" officeooo:paragraph-rsid="0094b267" style:font-style-asian="italic" style:font-style-complex="italic"/>
    </style:style>
    <style:style style:name="P110" style:family="paragraph" style:parent-style-name="Text_20_body">
      <style:text-properties fo:font-style="italic" officeooo:rsid="0095bd5d" officeooo:paragraph-rsid="0095bd5d" style:font-style-asian="italic" style:font-style-complex="italic"/>
    </style:style>
    <style:style style:name="P111" style:family="paragraph" style:parent-style-name="Text_20_body">
      <style:text-properties fo:font-style="italic" officeooo:rsid="00980395" officeooo:paragraph-rsid="00980395" style:font-style-asian="italic" style:font-style-complex="italic"/>
    </style:style>
    <style:style style:name="P112" style:family="paragraph" style:parent-style-name="Text_20_body">
      <style:text-properties fo:font-style="normal" officeooo:rsid="00915146" officeooo:paragraph-rsid="00915146" style:font-style-asian="normal" style:font-style-complex="normal"/>
    </style:style>
    <style:style style:name="T1" style:family="text">
      <style:text-properties officeooo:rsid="000e4031"/>
    </style:style>
    <style:style style:name="T2" style:family="text">
      <style:text-properties officeooo:rsid="00113a37"/>
    </style:style>
    <style:style style:name="T3" style:family="text">
      <style:text-properties officeooo:rsid="0018b731"/>
    </style:style>
    <style:style style:name="T4" style:family="text">
      <style:text-properties officeooo:rsid="00197d5c"/>
    </style:style>
    <style:style style:name="T5" style:family="text">
      <style:text-properties officeooo:rsid="001a6a55"/>
    </style:style>
    <style:style style:name="T6" style:family="text">
      <style:text-properties officeooo:rsid="0023d4e1"/>
    </style:style>
    <style:style style:name="T7" style:family="text">
      <style:text-properties officeooo:rsid="0026d333"/>
    </style:style>
    <style:style style:name="T8" style:family="text">
      <style:text-properties officeooo:rsid="0027a127"/>
    </style:style>
    <style:style style:name="T9" style:family="text">
      <style:text-properties officeooo:rsid="00299953"/>
    </style:style>
    <style:style style:name="T10" style:family="text">
      <style:text-properties fo:font-style="italic" officeooo:rsid="00299953" style:font-style-asian="italic" style:font-style-complex="italic"/>
    </style:style>
    <style:style style:name="T11" style:family="text">
      <style:text-properties officeooo:rsid="002a6a87"/>
    </style:style>
    <style:style style:name="T12" style:family="text">
      <style:text-properties officeooo:rsid="002aaac1"/>
    </style:style>
    <style:style style:name="T13" style:family="text">
      <style:text-properties officeooo:rsid="002c0d5d"/>
    </style:style>
    <style:style style:name="T14" style:family="text">
      <style:text-properties officeooo:rsid="002cf2b4"/>
    </style:style>
    <style:style style:name="T15" style:family="text">
      <style:text-properties officeooo:rsid="002e3704"/>
    </style:style>
    <style:style style:name="T16" style:family="text">
      <style:text-properties officeooo:rsid="002e7f81"/>
    </style:style>
    <style:style style:name="T17" style:family="text">
      <style:text-properties officeooo:rsid="002f8982"/>
    </style:style>
    <style:style style:name="T18" style:family="text">
      <style:text-properties officeooo:rsid="0031536b"/>
    </style:style>
    <style:style style:name="T19" style:family="text">
      <style:text-properties officeooo:rsid="003228fe"/>
    </style:style>
    <style:style style:name="T20" style:family="text">
      <style:text-properties officeooo:rsid="0036396c"/>
    </style:style>
    <style:style style:name="T21" style:family="text">
      <style:text-properties officeooo:rsid="003c4576"/>
    </style:style>
    <style:style style:name="T22" style:family="text">
      <style:text-properties officeooo:rsid="003ca632"/>
    </style:style>
    <style:style style:name="T23" style:family="text">
      <style:text-properties officeooo:rsid="003e3875"/>
    </style:style>
    <style:style style:name="T24" style:family="text">
      <style:text-properties officeooo:rsid="003f0922"/>
    </style:style>
    <style:style style:name="T25" style:family="text">
      <style:text-properties officeooo:rsid="0041105f"/>
    </style:style>
    <style:style style:name="T26" style:family="text">
      <style:text-properties officeooo:rsid="00426145"/>
    </style:style>
    <style:style style:name="T27" style:family="text">
      <style:text-properties officeooo:rsid="0043ef57"/>
    </style:style>
    <style:style style:name="T28" style:family="text">
      <style:text-properties officeooo:rsid="00458f98"/>
    </style:style>
    <style:style style:name="T29" style:family="text">
      <style:text-properties officeooo:rsid="0047fc01"/>
    </style:style>
    <style:style style:name="T30" style:family="text">
      <style:text-properties officeooo:rsid="00490582"/>
    </style:style>
    <style:style style:name="T31" style:family="text">
      <style:text-properties officeooo:rsid="004a908e"/>
    </style:style>
    <style:style style:name="T32" style:family="text">
      <style:text-properties officeooo:rsid="00519a79"/>
    </style:style>
    <style:style style:name="T33" style:family="text">
      <style:text-properties officeooo:rsid="0051e1e3"/>
    </style:style>
    <style:style style:name="T34" style:family="text">
      <style:text-properties officeooo:rsid="0059ec6e"/>
    </style:style>
    <style:style style:name="T35" style:family="text">
      <style:text-properties officeooo:rsid="005a4faf"/>
    </style:style>
    <style:style style:name="T36" style:family="text">
      <style:text-properties officeooo:rsid="005c0cc2"/>
    </style:style>
    <style:style style:name="T37" style:family="text">
      <style:text-properties officeooo:rsid="005d1348"/>
    </style:style>
    <style:style style:name="T38" style:family="text">
      <style:text-properties officeooo:rsid="005ecbbb"/>
    </style:style>
    <style:style style:name="T39" style:family="text">
      <style:text-properties officeooo:rsid="0062dc81"/>
    </style:style>
    <style:style style:name="T40" style:family="text">
      <style:text-properties officeooo:rsid="00646506"/>
    </style:style>
    <style:style style:name="T41" style:family="text">
      <style:text-properties officeooo:rsid="006952a2"/>
    </style:style>
    <style:style style:name="T42" style:family="text">
      <style:text-properties officeooo:rsid="006b8eeb"/>
    </style:style>
    <style:style style:name="T43" style:family="text">
      <style:text-properties officeooo:rsid="006c4221"/>
    </style:style>
    <style:style style:name="T44" style:family="text">
      <style:text-properties officeooo:rsid="006dc84a"/>
    </style:style>
    <style:style style:name="T45" style:family="text">
      <style:text-properties officeooo:rsid="006f5c0d"/>
    </style:style>
    <style:style style:name="T46" style:family="text">
      <style:text-properties officeooo:rsid="0071cc24"/>
    </style:style>
    <style:style style:name="T47" style:family="text">
      <style:text-properties officeooo:rsid="0074ec0a"/>
    </style:style>
    <style:style style:name="T48" style:family="text">
      <style:text-properties officeooo:rsid="007b9392"/>
    </style:style>
    <style:style style:name="T49" style:family="text">
      <style:text-properties officeooo:rsid="007ccb08"/>
    </style:style>
    <style:style style:name="T50" style:family="text">
      <style:text-properties officeooo:rsid="007e995d"/>
    </style:style>
    <style:style style:name="T51" style:family="text">
      <style:text-properties officeooo:rsid="00839f8c"/>
    </style:style>
    <style:style style:name="T52" style:family="text">
      <style:text-properties officeooo:rsid="0084c590"/>
    </style:style>
    <style:style style:name="T53" style:family="text">
      <style:text-properties officeooo:rsid="008906f0"/>
    </style:style>
    <style:style style:name="T54" style:family="text">
      <style:text-properties officeooo:rsid="0089fce6"/>
    </style:style>
    <style:style style:name="T55" style:family="text">
      <style:text-properties officeooo:rsid="008bc4cc"/>
    </style:style>
    <style:style style:name="T56" style:family="text">
      <style:text-properties officeooo:rsid="008e26dc"/>
    </style:style>
    <style:style style:name="T57" style:family="text">
      <style:text-properties officeooo:rsid="008e695e"/>
    </style:style>
    <style:style style:name="T58" style:family="text">
      <style:text-properties officeooo:rsid="00915146"/>
    </style:style>
    <style:style style:name="T59" style:family="text">
      <style:text-properties officeooo:rsid="0093222f"/>
    </style:style>
    <style:style style:name="T60" style:family="text">
      <style:text-properties officeooo:rsid="009322b2"/>
    </style:style>
    <style:style style:name="T61" style:family="text">
      <style:text-properties officeooo:rsid="0095e4b9"/>
    </style:style>
    <style:style style:name="T62" style:family="text">
      <style:text-properties officeooo:rsid="00998523"/>
    </style:style>
    <style:style style:name="T63" style:family="text">
      <style:text-properties officeooo:rsid="009db824"/>
    </style:style>
    <style:style style:name="T64" style:family="text">
      <style:text-properties officeooo:rsid="009f34e4"/>
    </style:style>
    <style:style style:name="T65" style:family="text">
      <style:text-properties officeooo:rsid="00a0b33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1">Summary</text:h>
      <text:p text:style-name="P3">4-5 levels with simple objectives. <text:span text:style-name="T1">One single map with possible slight changes in environment between levels.</text:span></text:p>
      <text:h text:style-name="P87" text:outline-level="1">Level Layout</text:h>
      <text:p text:style-name="P44">Points of interest:</text:p>
      <text:list xml:id="list1594936727" text:style-name="L1">
        <text:list-item>
          <text:p text:style-name="P93">Locked house where you can ea<text:span text:style-name="T52">ves</text:span>drop</text:p>
        </text:list-item>
        <text:list-item>
          <text:p text:style-name="P94">Catholic (?) cemetery with a crypt and statues, <text:span text:style-name="T2">interact</text:span><text:span text:style-name="T52">able</text:span><text:span text:style-name="T2"> graves and ghost(s?)</text:span></text:p>
        </text:list-item>
        <text:list-item>
          <text:p text:style-name="P93">Lake – needed for escape, has a small piece of land inside where we can hide till morning (we’ll need a boat, that’s accessible only if some side quests are done?)</text:p>
        </text:list-item>
        <text:list-item>
          <text:p text:style-name="P95">Mountain? Canyon? Where the Thing is sleeping, and where raiders are exploring</text:p>
        </text:list-item>
        <text:list-item>
          <text:p text:style-name="P95">Road where raiders car is (we will break it as main objective the first day)</text:p>
        </text:list-item>
        <text:list-item>
          <text:p text:style-name="P96">Tree with love scribbles on it</text:p>
        </text:list-item>
        <text:list-item>
          <text:p text:style-name="P97">Hard to access darker area?</text:p>
        </text:list-item>
      </text:list>
      <text:h text:style-name="P88" text:outline-level="1">Victims</text:h>
      <text:list xml:id="list2203726800" text:style-name="L2">
        <text:list-item>
          <text:p text:style-name="P100"><text:span text:style-name="T4">[killed by us]</text:span> Driver <text:span text:style-name="T4">(optional)</text:span></text:p>
          <text:p text:style-name="P104">Drives us to the place, talks about it and how his son once went missing in this place. Can be optionally killed, if so – his car stays at the level forever. Has some items. Upon inspection, we find photo of him with his son. Has </text:p>
        </text:list-item>
        <text:list-item>
          <text:p text:style-name="P102">[killed by us] Luca (our former friend)</text:p>
        </text:list-item>
        <text:list-item>
          <text:p text:style-name="P100"><text:span text:style-name="T3">[killed by us] </text:span>James (Melany’s brother)</text:p>
        </text:list-item>
        <text:list-item>
          <text:p text:style-name="P101"><text:span text:style-name="T3">[killed by Thing] </text:span>George (Melany’s lover)</text:p>
        </text:list-item>
        <text:list-item>
          <text:p text:style-name="P100"><text:span text:style-name="T5">[</text:span>killed by Thing<text:span text:style-name="T3">]</text:span> Melany <text:span text:style-name="T5">(our love interest)</text:span></text:p>
        </text:list-item>
      </text:list>
      <text:h text:style-name="P87" text:outline-level="1">Levels</text:h>
      <text:h text:style-name="P89" text:outline-level="2">Night 1</text:h>
      <text:p text:style-name="P39">Intro plays. <text:span text:style-name="T10">(Only on starting a new game).</text:span></text:p>
      <text:p text:style-name="P3">Evening, sun is already down, but the sky is still bright. <text:span text:style-name="T6">Player is in the car on back s</text:span><text:span text:style-name="T21">ea</text:span><text:span text:style-name="T6">t, just after the driver. They’re talking. </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TableLine1820055506064">
          <table:table-cell table:style-name="Таблиця1.A1" office:value-type="string">
            <text:p text:style-name="P4">Driver</text:p>
          </table:table-cell>
          <table:table-cell table:style-name="Таблиця1.A1" table:number-columns-spanned="3" office:value-type="string">
            <text:p text:style-name="P5">We are nearly at the destination. <text:span text:style-name="T7">I would have never agreed to this trip, if you did not paid everything beforehand. You aren’t… really chatty though. You slept all the way here, covering yourself with a blanket. I was afraid cops will stop me to see if you’re alive. (laughs)</text:span></text:p>
          </table:table-cell>
          <table:covered-table-cell/>
          <table:covered-table-cell/>
        </table:table-row>
        <table:table-row table:style-name="TableLine1820055511536">
          <table:table-cell table:style-name="Таблиця1.A1" office:value-type="string">
            <text:p text:style-name="P6">Protag</text:p>
          </table:table-cell>
          <table:table-cell table:style-name="Таблиця1.A1" table:number-columns-spanned="3" office:value-type="string">
            <text:p text:style-name="P7">[prompt: (Lie)]</text:p>
            <text:p text:style-name="P7">Ha-ha.. Excuse me, I just a really hard week. I barely remember passing out, but I feel better already.</text:p>
          </table:table-cell>
          <table:covered-table-cell/>
          <table:covered-table-cell/>
        </table:table-row>
        <table:table-row table:style-name="TableLine1820055506352">
          <table:table-cell table:style-name="Таблиця1.A1" office:value-type="string">
            <text:p text:style-name="P6">Driver</text:p>
          </table:table-cell>
          <table:table-cell table:style-name="Таблиця1.A1" table:number-columns-spanned="3" office:value-type="string">
            <text:p text:style-name="P7">Eh, good for you.</text:p>
            <text:p text:style-name="P7">…</text:p>
            <text:p text:style-name="P7">Gabriel, right?</text:p>
          </table:table-cell>
          <table:covered-table-cell/>
          <table:covered-table-cell/>
        </table:table-row>
        <table:table-row table:style-name="TableLine1820055499440">
          <table:table-cell table:style-name="Таблиця1.A1" office:value-type="string">
            <text:p text:style-name="P6">Protag</text:p>
          </table:table-cell>
          <table:table-cell table:style-name="Таблиця1.A1" table:number-columns-spanned="3" office:value-type="string">
            <text:p text:style-name="P7">Yes?</text:p>
          </table:table-cell>
          <table:covered-table-cell/>
          <table:covered-table-cell/>
        </table:table-row>
        <table:table-row table:style-name="TableLine1820055511824">
          <table:table-cell table:style-name="Таблиця1.A1" office:value-type="string">
            <text:p text:style-name="P6">Driver</text:p>
          </table:table-cell>
          <table:table-cell table:style-name="Таблиця1.A1" table:number-columns-spanned="3" office:value-type="string">
            <text:p text:style-name="P7">Anyway, what are you doing for a living? I would never decide to spend your weekend there just to rest? I’m not even sure it’s opened.</text:p>
          </table:table-cell>
          <table:covered-table-cell/>
          <table:covered-table-cell/>
        </table:table-row>
        <text:soft-page-break/>
        <table:table-row table:style-name="TableLine1820055506640">
          <table:table-cell table:style-name="Таблиця1.A1" table:number-rows-spanned="2" office:value-type="string">
            <text:p text:style-name="P6">Protag</text:p>
          </table:table-cell>
          <table:table-cell table:style-name="Таблиця1.A1" table:number-columns-spanned="3" office:value-type="string">
            <text:p text:style-name="P2">I…</text:p>
          </table:table-cell>
          <table:covered-table-cell/>
          <table:covered-table-cell/>
        </table:table-row>
        <table:table-row table:style-name="TableLine1820055498288">
          <table:covered-table-cell table:style-name="Таблиця1.A1"/>
          <table:table-cell table:style-name="Таблиця1.A1" office:value-type="string">
            <text:p text:style-name="P8">[Construction engineer (Lie)]</text:p>
            <text:p text:style-name="P8"/>
            <text:p text:style-name="P2">I <text:span text:style-name="T8">am a construction engineer. Wanted to spend some time far away from city, surrounded by trees and silence. I got a key from the owners, I’m staying at one of the cabins.</text:span></text:p>
          </table:table-cell>
          <table:table-cell table:style-name="Таблиця1.A1" office:value-type="string">
            <text:p text:style-name="P10">[<text:span text:style-name="T9">Clerk</text:span> (Lie)]</text:p>
            <text:p text:style-name="P10"/>
            <text:p text:style-name="P11">I <text:span text:style-name="T16">a</text:span>m <text:span text:style-name="T11">a clerk at a hotel. Got sick of dealing with customers, </text:span><text:span text:style-name="T12">wanted to give myself of treat of no other people around for a while...</text:span></text:p>
          </table:table-cell>
          <table:table-cell table:style-name="Таблиця1.A1" office:value-type="string">
            <text:p text:style-name="P12">[<text:span text:style-name="T13">Accountant </text:span>(Lie)]</text:p>
            <text:p text:style-name="P13"/>
            <text:p text:style-name="P14">I <text:span text:style-name="T16">a</text:span>m an accountant. Numbers, <text:s/><text:span text:style-name="T14">taxes, spreadsheets… all of this. I want nothing of it, but I get paid, and it is not like I can do anything else… So I wanted some time away from all of this.</text:span></text:p>
          </table:table-cell>
        </table:table-row>
        <table:table-row table:style-name="TableLine1820055512112">
          <table:table-cell table:style-name="Таблиця1.A1" office:value-type="string">
            <text:p text:style-name="P15">Driver</text:p>
          </table:table-cell>
          <table:table-cell table:style-name="Таблиця1.A1" office:value-type="string">
            <text:p text:style-name="P16">To be honest, I imagined you guys to be built togher… No offense. My late uncle was one too, actually. <text:span text:style-name="T15">Died from </text:span><text:span text:style-name="T18">drinking too much</text:span><text:span text:style-name="T15">. </text:span><text:span text:style-name="T20">And you don’t have any bags with you…</text:span></text:p>
          </table:table-cell>
          <table:table-cell table:style-name="Таблиця1.A1" office:value-type="string">
            <text:p text:style-name="P17">Ah, so you’re one of those… <text:span text:style-name="T17">I see.</text:span></text:p>
            <text:p text:style-name="P17">…</text:p>
          </table:table-cell>
          <table:table-cell table:style-name="Таблиця1.A1" office:value-type="string">
            <text:p text:style-name="P18">Well, it’s not too late to change profession, <text:span text:style-name="T19">if you’re that sick of it. You’re still young, your whole life is before you, after all. </text:span><text:span text:style-name="T20">Think about it while you’re here.</text:span></text:p>
          </table:table-cell>
        </table:table-row>
        <table:table-row table:style-name="TableLine1820055509808">
          <table:table-cell table:style-name="Таблиця1.A1" office:value-type="string">
            <text:p text:style-name="P19">Protag</text:p>
          </table:table-cell>
          <table:table-cell table:style-name="Таблиця1.A1" office:value-type="string">
            <text:p text:style-name="P20">(internally)</text:p>
            <text:p text:style-name="P20">He did not believe me.</text:p>
          </table:table-cell>
          <table:table-cell table:style-name="Таблиця1.A1" office:value-type="string">
            <text:p text:style-name="P20">(internally)</text:p>
            <text:p text:style-name="P20">That cut it short.</text:p>
          </table:table-cell>
          <table:table-cell table:style-name="Таблиця1.A1" office:value-type="string">
            <text:p text:style-name="P20">(internally)</text:p>
            <text:p text:style-name="P20">He is nice… I almost feel sorry.</text:p>
          </table:table-cell>
        </table:table-row>
        <table:table-row table:style-name="TableLine1820055507216">
          <table:table-cell table:style-name="Таблиця1.A1" office:value-type="string">
            <text:p text:style-name="P22">Driver</text:p>
          </table:table-cell>
          <table:table-cell table:style-name="Таблиця1.A1" table:number-columns-spanned="3" office:value-type="string">
            <text:p text:style-name="P23">By the way, we arrived. Have a nice weekend here.</text:p>
          </table:table-cell>
          <table:covered-table-cell/>
          <table:covered-table-cell/>
        </table:table-row>
      </table:table>
      <text:p text:style-name="P40">End of the intro. Upon replaying the level, it starts here. <text:span text:style-name="T26">(Intro can be replayed if desired).</text:span><text:span text:style-name="T24"> </text:span><text:span text:style-name="T25">If level is restarted </text:span><text:span text:style-name="T27">without intro</text:span><text:span text:style-name="T25">, the lie selected originally remains.</text:span></text:p>
      <text:p text:style-name="P21">Prompt appears <text:span text:style-name="T22">with two choices: LEAVE and KILL. The last one has a short timer, that automatically chooses it when time is out.</text:span></text:p>
      <text:p text:style-name="P28">If LEAVE was selected, Gabriel ends up on the road and comments on what happened. <text:span text:style-name="T24">There is no car in sight.</text:span></text:p>
      <table:table table:name="Таблиця2" table:style-name="Таблиця2">
        <table:table-column table:style-name="Таблиця2.A"/>
        <table:table-column table:style-name="Таблиця2.B"/>
        <table:table-column table:style-name="Таблиця2.C"/>
        <table:table-column table:style-name="Таблиця2.D"/>
        <table:table-row table:style-name="TableLine1820055498864">
          <table:table-cell table:style-name="Таблиця2.A1" office:value-type="string">
            <text:p text:style-name="P2"/>
          </table:table-cell>
          <table:table-cell table:style-name="Таблиця2.A1" office:value-type="string">
            <text:p text:style-name="P24">(construction worker)</text:p>
          </table:table-cell>
          <table:table-cell table:style-name="Таблиця2.A1" office:value-type="string">
            <text:p text:style-name="P26">(clerk)</text:p>
          </table:table-cell>
          <table:table-cell table:style-name="Таблиця2.D1" office:value-type="string">
            <text:p text:style-name="P8">(<text:span text:style-name="T22">a</text:span>ccountant)</text:p>
          </table:table-cell>
        </table:table-row>
        <table:table-row table:style-name="TableLine1820055510384">
          <table:table-cell table:style-name="Таблиця2.A2" office:value-type="string">
            <text:p text:style-name="P24">Protag</text:p>
          </table:table-cell>
          <table:table-cell table:style-name="Таблиця2.A2" office:value-type="string">
            <text:p text:style-name="P27">Did I look suspicious? Probably shouldn’t have let him leave, but I don’t think he’ll call the police or tell anyone. <text:span text:style-name="T23">I guess I just didn’t want to take someone unplanned.</text:span></text:p>
          </table:table-cell>
          <table:table-cell table:style-name="Таблиця2.A2" office:value-type="string">
            <text:p text:style-name="P30">I felt <text:span text:style-name="T28">his judgement on nearly physical level. But I shouldn’t act just on emotions. I would be safer to kill him, but he probably won’t lead anyone dangerous here.</text:span></text:p>
          </table:table-cell>
          <table:table-cell table:style-name="Таблиця2.D2" office:value-type="string">
            <text:p text:style-name="P31">I like meeting people like this. Good thing I let him go. <text:span text:style-name="T29">People like him make me feel nostalgic and </text:span><text:span text:style-name="T30">a little</text:span><text:span text:style-name="T29"> sentimental. “</text:span><text:span text:style-name="T32">Your whole life is before you”… If only he knew.</text:span></text:p>
          </table:table-cell>
        </table:table-row>
      </table:table>
      <text:p text:style-name="P41">If KILL was selected, screen turns red. Next items are collected: DRIVER’S WALLET, CASH (??). Gabriel ends up on the road outside of a car, and comments on what just happened.</text:p>
      <text:p text:style-name="P29"/>
      <table:table table:name="Таблиця3" table:style-name="Таблиця3">
        <table:table-column table:style-name="Таблиця3.A"/>
        <table:table-column table:style-name="Таблиця3.B"/>
        <table:table-column table:style-name="Таблиця3.C"/>
        <table:table-row table:style-name="TableLine1820059184496">
          <table:table-cell table:style-name="Таблиця3.A1" office:value-type="string">
            <text:p text:style-name="P1"/>
          </table:table-cell>
          <table:table-cell table:style-name="Таблиця3.A1" office:value-type="string">
            <text:p text:style-name="P25">(construction worker <text:span text:style-name="T31">or clerk</text:span>)</text:p>
          </table:table-cell>
          <table:table-cell table:style-name="Таблиця3.C1" office:value-type="string">
            <text:p text:style-name="P9">(<text:span text:style-name="T22">a</text:span>ccountant)</text:p>
          </table:table-cell>
        </table:table-row>
        <table:table-row table:style-name="TableLine1820059177008">
          <table:table-cell table:style-name="Таблиця3.A2" office:value-type="string">
            <text:p text:style-name="P25">Protag</text:p>
          </table:table-cell>
          <table:table-cell table:style-name="Таблиця3.A2" office:value-type="string">
            <text:p text:style-name="P32">Sometimes people are just unlucky. They do something not even wrong, and then their life is over.</text:p>
          </table:table-cell>
          <table:table-cell table:style-name="Таблиця3.C2" office:value-type="string">
            <text:p text:style-name="P32">He was nice… But people are not always lucky. It’s not their fault. “<text:span text:style-name="T33">Your whole life is before you”… If only he knew.</text:span></text:p>
          </table:table-cell>
        </table:table-row>
      </table:table>
      <text:p text:style-name="P35">Next is common, and while text appears, screen turns black, and text – red.</text:p>
      <table:table table:name="Таблиця4" table:style-name="Таблиця4">
        <table:table-column table:style-name="Таблиця4.A"/>
        <table:table-column table:style-name="Таблиця4.B"/>
        <table:table-row table:style-name="TableLine1820059180752">
          <table:table-cell table:style-name="Таблиця4.A1" office:value-type="string">
            <text:p text:style-name="P33">Protag</text:p>
          </table:table-cell>
          <table:table-cell table:style-name="Таблиця4.B1" office:value-type="string">
            <text:p text:style-name="P34">Killing people is in my nature, I can’t do anything with it. I sometimes feel bad for <text:soft-page-break/>them, but perhaps seeing them as prey in the first place is just how it is for those like me. Many of them don’t even know what can happen to them, and they go through their everyday lives in blissful unawareness.</text:p>
            <text:p text:style-name="P34">I sometimes envy them. But only sometimes. I can’t tell if my position is a blessing or a curse, but it allows me to observe them like they observer rats in those constructed rat cities. I may empathize with them, but in the end, we are different at the very core. After all… I’m a vampire.</text:p>
          </table:table-cell>
        </table:table-row>
      </table:table>
      <text:p text:style-name="P36">After this player is given control of the character, and objectives are given. The mandatory ones and optional are marked differently, given more priority and emphasis on mandatory ones.</text:p>
      <text:p text:style-name="P42">The goal of this night is to let the player learn the mechanics <text:span text:style-name="T38">of the game and give them opportunity to familiarize themself with the map.</text:span></text:p>
      <text:p text:style-name="P36">OBJECTIVES:</text:p>
      <text:p text:style-name="P37">(Note: If basement was found first, Gabriel will prompt to search for the Cabin. In reverse, he’ll prompt to enter the basement to finish the level)</text:p>
      <table:table table:name="Таблиця5" table:style-name="Таблиця5">
        <table:table-column table:style-name="Таблиця5.A"/>
        <table:table-column table:style-name="Таблиця5.B"/>
        <table:table-column table:style-name="Таблиця5.C"/>
        <table:table-row table:style-name="TableLine1820059182480">
          <table:table-cell table:style-name="Таблиця5.A1" office:value-type="string">
            <text:p text:style-name="P49">Objective</text:p>
          </table:table-cell>
          <table:table-cell table:style-name="Таблиця5.A1" office:value-type="string">
            <text:p text:style-name="P50">Compeltion <text:span text:style-name="T35">Requirements</text:span></text:p>
          </table:table-cell>
          <table:table-cell table:style-name="Таблиця5.C1" office:value-type="string">
            <text:p text:style-name="P51">Notes</text:p>
          </table:table-cell>
        </table:table-row>
        <table:table-row table:style-name="TableLine1820059184208">
          <table:table-cell table:style-name="Таблиця5.A2" office:value-type="string">
            <text:p text:style-name="P54">Find raiders’ hideout</text:p>
            <text:p text:style-name="P64">(Mandatory)</text:p>
          </table:table-cell>
          <table:table-cell table:style-name="Таблиця5.A2" office:value-type="string">
            <text:p text:style-name="P46"><text:span text:style-name="T34">Find</text:span> the Cabin</text:p>
          </table:table-cell>
          <table:table-cell table:style-name="Таблиця5.C2" office:value-type="string">
            <text:p text:style-name="P53">Upon completion, an optional sub-task is added.</text:p>
          </table:table-cell>
        </table:table-row>
        <table:table-row table:style-name="TableLine1820059181040">
          <table:table-cell table:style-name="Таблиця5.A2" office:value-type="string">
            <text:p text:style-name="P53">Eavesdrop near the house</text:p>
          </table:table-cell>
          <table:table-cell table:style-name="Таблиця5.A2" office:value-type="string">
            <text:p text:style-name="P53">Come close to the Cabin and interact with the window. Automatically completes after the dialog.</text:p>
          </table:table-cell>
          <table:table-cell table:style-name="Таблиця5.C2" office:value-type="string">
            <text:p text:style-name="P53">Dismissed/marked as failed(?) if player leaves.</text:p>
          </table:table-cell>
        </table:table-row>
        <table:table-row table:style-name="TableLine1820059178736">
          <table:table-cell table:style-name="Таблиця5.A2" office:value-type="string">
            <text:p text:style-name="P64">Find your daytime hideout</text:p>
            <text:p text:style-name="P64">(Mandatory)</text:p>
          </table:table-cell>
          <table:table-cell table:style-name="Таблиця5.A2" office:value-type="string">
            <text:p text:style-name="P66">Find the <text:span text:style-name="T39">Basement</text:span></text:p>
          </table:table-cell>
          <table:table-cell table:style-name="Таблиця5.C2" office:value-type="string">
            <text:p text:style-name="P65">Several places can be investigated and commented on, but only the <text:span text:style-name="T39">basement of watcher’s hut</text:span> will be selected, since all others are rejected by Gabriel. You don’t have to investigate all of them to complete the objective, and upon investigating a site, he will comment, hinting on where to search for a correct one. <text:span text:style-name="T37">It should be placed quite far away from the Cabin.</text:span></text:p>
          </table:table-cell>
        </table:table-row>
        <table:table-row table:style-name="TableLine1820059183920">
          <table:table-cell table:style-name="Таблиця5.A2" office:value-type="string">
            <text:p text:style-name="P46">Investigate the surroundings</text:p>
          </table:table-cell>
          <table:table-cell table:style-name="Таблиця5.A2" office:value-type="string">
            <text:p text:style-name="P45">Comp<text:span text:style-name="T36">l</text:span>ete next points:</text:p>
            <text:list xml:id="list3850972203" text:style-name="L3">
              <text:list-item>
                <text:p text:style-name="P98">find the lake</text:p>
              </text:list-item>
              <text:list-item>
                <text:p text:style-name="P98">find the cemetry</text:p>
              </text:list-item>
              <text:list-item>
                <text:p text:style-name="P99">find the mineshaft</text:p>
              </text:list-item>
            </text:list>
          </table:table-cell>
          <table:table-cell table:style-name="Таблиця5.C2" office:value-type="string">
            <text:p text:style-name="P67">Map should be structured in a way that this one could be easily completed unintentionally while searching for the Cabin and the <text:span text:style-name="T40">Basement</text:span>.</text:p>
          </table:table-cell>
        </table:table-row>
      </table:table>
      <text:p text:style-name="P36"/>
      <text:p text:style-name="P38">Gabriel prompts:</text:p>
      <table:table table:name="Таблиця6" table:style-name="Таблиця6">
        <table:table-column table:style-name="Таблиця6.A"/>
        <table:table-column table:style-name="Таблиця6.B"/>
        <table:table-column table:style-name="Таблиця6.C"/>
        <table:table-row table:style-name="TableLine1820059181616">
          <table:table-cell table:style-name="Таблиця6.A1" office:value-type="string">
            <text:p text:style-name="P48">Where/<text:span text:style-name="T42">When</text:span></text:p>
          </table:table-cell>
          <table:table-cell table:style-name="Таблиця6.A1" office:value-type="string">
            <text:p text:style-name="P48">Text</text:p>
          </table:table-cell>
          <table:table-cell table:style-name="Таблиця6.C1" office:value-type="string">
            <text:p text:style-name="P48">Notes</text:p>
          </table:table-cell>
        </table:table-row>
        <table:table-row table:style-name="TableLine1820059184784">
          <table:table-cell table:style-name="Таблиця6.A2" office:value-type="string">
            <text:p text:style-name="P47"><text:span text:style-name="T42">Upon finding the </text:span>Cabin</text:p>
          </table:table-cell>
          <table:table-cell table:style-name="Таблиця6.A2" office:value-type="string">
            <text:p text:style-name="P52">So, here they are.</text:p>
            <text:p text:style-name="P55">(if Basement wasn’t found)</text:p>
            <text:p text:style-name="P52">They already found a place with a roof over their heads. I should better find one for myself as well.</text:p>
            <text:p text:style-name="P56">(if Basement was found)</text:p>
            <text:p text:style-name="P52">They found a place with a roof over their heads, too.</text:p>
            <text:p text:style-name="P56">(always)</text:p>
            <text:p text:style-name="P52">Windows are shut tight, but the light can still be seen. <text:span text:style-name="T41">They still don’t sleep?</text:span></text:p>
          </table:table-cell>
          <table:table-cell table:style-name="Таблиця6.C2" office:value-type="string">
            <text:p text:style-name="P52"/>
          </table:table-cell>
        </table:table-row>
        <text:soft-page-break/>
        <table:table-row table:style-name="TableLine1820059181904">
          <table:table-cell table:style-name="Таблиця6.A2" office:value-type="string">
            <text:p text:style-name="P59">Upong finding the Basement</text:p>
          </table:table-cell>
          <table:table-cell table:style-name="Таблиця6.A2" office:value-type="string">
            <text:p text:style-name="P60">Dark and suprisingly dry place. Not a single drop of light should reach this place.</text:p>
            <text:p text:style-name="P57">(if Cabin wasn’t found)</text:p>
            <text:p text:style-name="P61">Now I should only find the raiders. <text:span text:style-name="T43">I think they would prefer something more spatial and comfortable.</text:span></text:p>
            <text:p text:style-name="P58">(if Cabin was found)</text:p>
            <text:p text:style-name="P62">I won’t be able to do much until dawn. It’s better to <text:span text:style-name="T44">wait for the next night.</text:span></text:p>
          </table:table-cell>
          <table:table-cell table:style-name="Таблиця6.C2" office:value-type="string">
            <text:p text:style-name="P63">If <text:span text:style-name="T45">all of mandatory objectives are completed, Basement </text:span><text:span text:style-name="T46">becomes</text:span><text:span text:style-name="T45"> interactable with prompt “Enter”.</text:span></text:p>
          </table:table-cell>
        </table:table-row>
        <table:table-row table:style-name="TableLine1820059179888">
          <table:table-cell table:style-name="Таблиця6.A2" office:value-type="string">
            <text:p text:style-name="P68">At the lake</text:p>
          </table:table-cell>
          <table:table-cell table:style-name="Таблиця6.A2" office:value-type="string">
            <text:p text:style-name="P69">What a view… I don’t see any sort of a proper beach, so it’s probably <text:span text:style-name="T47">a fishing place.</text:span></text:p>
          </table:table-cell>
          <table:table-cell table:style-name="Таблиця6.C2" office:value-type="string">
            <text:p text:style-name="P63"/>
          </table:table-cell>
        </table:table-row>
        <table:table-row table:style-name="TableLine1820059181328">
          <table:table-cell table:style-name="Таблиця6.A2" office:value-type="string">
            <text:p text:style-name="P70">Boat at the lake</text:p>
          </table:table-cell>
          <table:table-cell table:style-name="Таблиця6.A2" office:value-type="string">
            <text:p text:style-name="P71">It looks suprisingly alright.</text:p>
          </table:table-cell>
          <table:table-cell table:style-name="Таблиця6.C2" office:value-type="string">
            <text:p text:style-name="P63"/>
          </table:table-cell>
        </table:table-row>
        <table:table-row table:style-name="TableLine1820059176144">
          <table:table-cell table:style-name="Таблиця6.A2" office:value-type="string">
            <text:p text:style-name="P72">At the cemetry</text:p>
          </table:table-cell>
          <table:table-cell table:style-name="Таблиця6.A2" office:value-type="string">
            <text:p text:style-name="P73">There has to be a village somewhere nearby… Many graves look quite old. Having cemetry near this place wasn’t the best idea for a tourist camp.</text:p>
          </table:table-cell>
          <table:table-cell table:style-name="Таблиця6.C2" office:value-type="string">
            <text:p text:style-name="P63"/>
          </table:table-cell>
        </table:table-row>
      </table:table>
      <text:p text:style-name="P38"/>
      <text:p text:style-name="P74">Eavesdropping:</text:p>
      <table:table table:name="Таблиця7" table:style-name="Таблиця7">
        <table:table-column table:style-name="Таблиця7.A"/>
        <table:table-column table:style-name="Таблиця7.B"/>
        <table:table-column table:style-name="Таблиця7.C"/>
        <table:table-row table:style-name="TableLine1820059185072">
          <table:table-cell table:style-name="Таблиця7.A1" office:value-type="string">
            <text:p text:style-name="P76">Man 1</text:p>
          </table:table-cell>
          <table:table-cell table:style-name="Таблиця7.A1" office:value-type="string">
            <text:p text:style-name="P75">Do you miss him?</text:p>
          </table:table-cell>
          <table:table-cell table:style-name="Таблиця7.C1" office:value-type="string">
            <text:p text:style-name="P75"/>
          </table:table-cell>
        </table:table-row>
        <table:table-row table:style-name="TableLine1820059185360">
          <table:table-cell table:style-name="Таблиця7.A2" office:value-type="string">
            <text:p text:style-name="P76">Woman</text:p>
          </table:table-cell>
          <table:table-cell table:style-name="Таблиця7.A2" office:value-type="string">
            <text:p text:style-name="P75">Whom?</text:p>
            <text:p text:style-name="P75">…</text:p>
            <text:p text:style-name="P75">Oh… Why?</text:p>
          </table:table-cell>
          <table:table-cell table:style-name="Таблиця7.C2" office:value-type="string">
            <text:p text:style-name="Table_20_Contents"/>
          </table:table-cell>
        </table:table-row>
        <table:table-row table:style-name="TableLine1820059173840">
          <table:table-cell table:style-name="Таблиця7.A2" office:value-type="string">
            <text:p text:style-name="P76">Man 2</text:p>
          </table:table-cell>
          <table:table-cell table:style-name="Таблиця7.A2" office:value-type="string">
            <text:p text:style-name="P75">Leave her alone… And stop talking about that already.</text:p>
          </table:table-cell>
          <table:table-cell table:style-name="Таблиця7.C2" office:value-type="string">
            <text:p text:style-name="Table_20_Contents"/>
          </table:table-cell>
        </table:table-row>
        <table:table-row table:style-name="TableLine1820059174416">
          <table:table-cell table:style-name="Таблиця7.A2" office:value-type="string">
            <text:p text:style-name="P76">Man 1</text:p>
          </table:table-cell>
          <table:table-cell table:style-name="Таблиця7.A2" office:value-type="string">
            <text:p text:style-name="P75">I’m talking to Melany, not to you.</text:p>
          </table:table-cell>
          <table:table-cell table:style-name="Таблиця7.C2" office:value-type="string">
            <text:p text:style-name="P75">“Woman” → “Melany”</text:p>
          </table:table-cell>
        </table:table-row>
        <table:table-row table:style-name="TableLine1820059175568">
          <table:table-cell table:style-name="Таблиця7.A2" office:value-type="string">
            <text:p text:style-name="P76">Man 2</text:p>
          </table:table-cell>
          <table:table-cell table:style-name="Таблиця7.A2" office:value-type="string">
            <text:p text:style-name="P75">So what? We are all together in this anyway. We promised it.</text:p>
          </table:table-cell>
          <table:table-cell table:style-name="Таблиця7.C2" office:value-type="string">
            <text:p text:style-name="Table_20_Contents"/>
          </table:table-cell>
        </table:table-row>
        <table:table-row table:style-name="TableLine1820059175856">
          <table:table-cell table:style-name="Таблиця7.A2" office:value-type="string">
            <text:p text:style-name="P76">Man 1</text:p>
          </table:table-cell>
          <table:table-cell table:style-name="Таблиця7.A2" office:value-type="string">
            <text:p text:style-name="P75">This doesn’t mean I can’t ask about it!</text:p>
          </table:table-cell>
          <table:table-cell table:style-name="Таблиця7.C2" office:value-type="string">
            <text:p text:style-name="Table_20_Contents"/>
          </table:table-cell>
        </table:table-row>
        <table:table-row table:style-name="TableLine1820059187088">
          <table:table-cell table:style-name="Таблиця7.A2" office:value-type="string">
            <text:p text:style-name="P76">Man 2</text:p>
          </table:table-cell>
          <table:table-cell table:style-name="Таблиця7.A2" office:value-type="string">
            <text:p text:style-name="P75">Don’t attract the evil… We are lucky cops didn’t come after us.</text:p>
          </table:table-cell>
          <table:table-cell table:style-name="Таблиця7.C2" office:value-type="string">
            <text:p text:style-name="Table_20_Contents"/>
          </table:table-cell>
        </table:table-row>
        <table:table-row table:style-name="TableLine1820059176720">
          <table:table-cell table:style-name="Таблиця7.A2" office:value-type="string">
            <text:p text:style-name="P76">Melany</text:p>
          </table:table-cell>
          <table:table-cell table:style-name="Таблиця7.A2" office:value-type="string">
            <text:p text:style-name="P75">He is right. George, we agreed not to remember about it.</text:p>
          </table:table-cell>
          <table:table-cell table:style-name="Таблиця7.C2" office:value-type="string">
            <text:p text:style-name="Table_20_Contents">“<text:span text:style-name="T48">Man 1” → “George”</text:span></text:p>
          </table:table-cell>
        </table:table-row>
        <table:table-row table:style-name="TableLine1820059180176">
          <table:table-cell table:style-name="Таблиця7.A2" office:value-type="string">
            <text:p text:style-name="P77">George</text:p>
          </table:table-cell>
          <table:table-cell table:style-name="Таблиця7.A2" office:value-type="string">
            <text:p text:style-name="P78">Huh… Okay, fine. James, I thought you, as a man, would understand me.</text:p>
          </table:table-cell>
          <table:table-cell table:style-name="Таблиця7.C2" office:value-type="string">
            <text:p text:style-name="Table_20_Contents">“<text:span text:style-name="T49">Man 2” → “James”</text:span></text:p>
          </table:table-cell>
        </table:table-row>
        <table:table-row table:style-name="TableLine1820059180464">
          <table:table-cell table:style-name="Таблиця7.A2" office:value-type="string">
            <text:p text:style-name="P77">James</text:p>
          </table:table-cell>
          <table:table-cell table:style-name="Таблиця7.A2" office:value-type="string">
            <text:p text:style-name="P78">As a man, I wouldn’t want to torment my girlfriend. <text:span text:style-name="T50">Let my sis mourn, if she wants to, in silence.</text:span></text:p>
          </table:table-cell>
          <table:table-cell table:style-name="Таблиця7.C2" office:value-type="string">
            <text:p text:style-name="Table_20_Contents"/>
          </table:table-cell>
        </table:table-row>
        <table:table-row table:style-name="TableLine1820059182192">
          <table:table-cell table:style-name="Таблиця7.A2" office:value-type="string">
            <text:p text:style-name="P79">Melany</text:p>
          </table:table-cell>
          <table:table-cell table:style-name="Таблиця7.A2" office:value-type="string">
            <text:p text:style-name="P80">I’m still here...</text:p>
          </table:table-cell>
          <table:table-cell table:style-name="Таблиця7.C2" office:value-type="string">
            <text:p text:style-name="Table_20_Contents"/>
          </table:table-cell>
        </table:table-row>
        <table:table-row table:style-name="TableLine1820059290224">
          <table:table-cell table:style-name="Таблиця7.A2" office:value-type="string">
            <text:p text:style-name="P79">James</text:p>
          </table:table-cell>
          <table:table-cell table:style-name="Таблиця7.A2" office:value-type="string">
            <text:p text:style-name="P80">We’re sorry… Yes, George?</text:p>
          </table:table-cell>
          <table:table-cell table:style-name="Таблиця7.C2" office:value-type="string">
            <text:p text:style-name="Table_20_Contents"/>
          </table:table-cell>
        </table:table-row>
        <table:table-row table:style-name="TableLine1820059280432">
          <table:table-cell table:style-name="Таблиця7.A2" office:value-type="string">
            <text:p text:style-name="P81">George</text:p>
          </table:table-cell>
          <table:table-cell table:style-name="Таблиця7.A2" office:value-type="string">
            <text:p text:style-name="P82">Ugh, yes… Let’s sleep. I’ll put out the light.</text:p>
          </table:table-cell>
          <table:table-cell table:style-name="Таблиця7.C2" office:value-type="string">
            <text:p text:style-name="P83">Light in the window disappears after this line.</text:p>
          </table:table-cell>
        </table:table-row>
        <table:table-row table:style-name="TableLine1820059289936">
          <table:table-cell table:style-name="Таблиця7.A2" office:value-type="string">
            <text:p text:style-name="P84">Gabriel (internally)</text:p>
          </table:table-cell>
          <table:table-cell table:style-name="Таблиця7.A2" office:value-type="string">
            <text:p text:style-name="P85">These people are not only troubled in the lives, but in their souls as well. <text:span text:style-name="T51">But which came first?</text:span></text:p>
          </table:table-cell>
          <table:table-cell table:style-name="Таблиця7.C2" office:value-type="string">
            <text:p text:style-name="P83"/>
          </table:table-cell>
        </table:table-row>
      </table:table>
      <text:p text:style-name="P83"/>
      <text:h text:style-name="P90" text:outline-level="2">Night 2</text:h>
      <text:p text:style-name="P43"/>
      <text:h text:style-name="P89" text:outline-level="2"><text:soft-page-break/>Night 3</text:h>
      <text:p text:style-name="P43"/>
      <text:h text:style-name="P89" text:outline-level="2">Night 4</text:h>
      <text:p text:style-name="P43"/>
      <text:h text:style-name="Heading_20_1" text:outline-level="1">Extra</text:h>
      <text:h text:style-name="P91" text:outline-level="2">Tapes</text:h>
      <text:p text:style-name="P105"><text:span text:style-name="T53">Pieces </text:span>of an audio journal <text:span text:style-name="T53">left by an unnamed explorer, detailing their </text:span><text:span text:style-name="T54">findings and speculations about the world of supernatural and undead. </text:span><text:span text:style-name="T55">Some parts are too damaged and are drowning in static.</text:span></text:p>
      <text:h text:style-name="P92" text:outline-level="3">Tape 1: “Vampires”</text:h>
      <text:p text:style-name="P106">Notes: Probably 1980s?</text:p>
      <text:p text:style-name="P106">Transcript:</text:p>
      <text:p text:style-name="P107">May twenty-six, year 19XX. <text:span text:style-name="T56">I will probably write down later everything I record, when my fracture will heal. It’s so hard to do things with only your left hand! Especially to write anything down. </text:span><text:span text:style-name="T57">But, to the topic.</text:span></text:p>
      <text:p text:style-name="P108">For centuries, people were reporting encountering these nighttime creatures that feed on humans’ blood and life force. Once human, they were bringing sickness, bad luck and death, usually targeting those who used to be close to them: relatives, spouses, friends, neighbors… <text:span text:style-name="T58">Vampires</text:span>. <text:span text:style-name="T59">Not sure if this is the correct term, but it is the most fitting. </text:span>An already known trend of the dead haunting the living can still be seen here. <text:span text:style-name="T58">However, unlike ghosts, they don’t seem to be strictly bound to one place. Probably due to having a physical manifestation, they </text:span><text:span text:style-name="T60">can sometimes travel for relatively long distances and attack people miles away. However, while common, this is not a universal behavior. I assume it can be related to whether person was properly buried or not.</text:span></text:p>
      <text:p text:style-name="P109">Ironically, more can be said for certain about why someone can become a vampire. Person has to die in pain, be it from illness or injury, while filled with wraith and desire for vengeance. As it was already said, burial is not mandatory, but if the person was buried, they do tend to lean to that place, usually returning to the grave at dawn.</text:p>
      <text:p text:style-name="P110">There’s another, more terrifying trait of theirs. Someone killed by some sort of spirit simply dies. Someone taking by dark forces can disappear, lose their mind or also die. But vampires can turn their victims into their kind. <text:span text:style-name="T61">Not every victim, bitten by a vampire, transforms. Be it by some sort of twisted desire to doom others or just coincidence, another vampire is born from the death of a human.</text:span></text:p>
      <text:p text:style-name="P112">Gabriel’s comment:</text:p>
      <text:p text:style-name="P111">Whoever has recorded this, definitely had interest in our kind. They didn’t get everything right, though. <text:span text:style-name="T62">I don’t think I ever heard what humans actually think of us – most don’t believe we actually exist, to our advantage. </text:span><text:span text:style-name="T63">I know, that at some point in the past I was a human myself, but my name is the only thing I remember from those times. When I woke up somewhere a year ago I was like this, and I don’t remember how I died. Wait… it actually was two years ago. Since yesterday. </text:span><text:span text:style-name="T64">Happy... deathday? </text:span><text:span text:style-name="T65">I definitely wasn’t converted, since those know who did this and are greatly loyal to them… In our lonely and violent existence, I don’t even know whether I should pity or envy them. At least, they aren’t alo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officeooo:rsid="000f9e5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1866in" style:auto-text-indent="false" fo:background-color="transparent"/>
      <style:text-properties officeooo:rsid="0021610a"/>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ab-stops/>
      </style:paragraph-properties>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loext:graphic-properties draw:fill="none" draw:fill-color="#729fcf"/>
      <style:paragraph-properties fo:margin-left="0.1866in" fo:margin-right="0.1866in" fo:text-align="justify" style:justify-single-word="false" fo:orphans="0" fo:widows="0" fo:text-indent="0in" style:auto-text-indent="false" fo:background-color="transparent" text:number-lines="false" text:line-number="0"/>
      <style:text-properties officeooo:rsid="0026d33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047in" fo:margin-bottom="0.4346in" fo:margin-left="0.7047in" fo:margin-right="0.43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00:41:48.550000000</dc:date>
    <meta:editing-duration>PT9H55M20S</meta:editing-duration>
    <meta:editing-cycles>126</meta:editing-cycles>
    <meta:generator>LibreOffice/7.3.4.2$Windows_X86_64 LibreOffice_project/728fec16bd5f605073805c3c9e7c4212a0120dc5</meta:generator>
    <meta:document-statistic meta:table-count="7" meta:image-count="0" meta:object-count="0" meta:page-count="5" meta:paragraph-count="176" meta:word-count="2025" meta:character-count="11197" meta:non-whitespace-character-count="9356"/>
  </office:meta>
</office:document-meta>
</file>